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officeooo:rsid="000de259" officeooo:paragraph-rsid="001004f4"/>
    </style:style>
    <style:style style:name="P2" style:family="paragraph" style:parent-style-name="Horizontal_20_Line">
      <style:text-properties officeooo:paragraph-rsid="000a7dcb"/>
    </style:style>
    <style:style style:name="P3" style:family="paragraph" style:parent-style-name="Text_20_body">
      <style:text-properties officeooo:paragraph-rsid="000a7dcb"/>
    </style:style>
    <style:style style:name="P4" style:family="paragraph" style:parent-style-name="Horizontal_20_Line">
      <style:text-properties officeooo:paragraph-rsid="000a7dcb"/>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4"/>
    <style:style style:name="P19" style:family="paragraph" style:parent-style-name="Text_20_body" style:list-style-name="L15"/>
    <style:style style:name="P20" style:family="paragraph" style:parent-style-name="Text_20_body" style:list-style-name="L16"/>
    <style:style style:name="P21" style:family="paragraph" style:parent-style-name="Text_20_body" style:list-style-name="L17"/>
    <style:style style:name="P22" style:family="paragraph" style:parent-style-name="Text_20_body" style:list-style-name="L18"/>
    <style:style style:name="P23" style:family="paragraph" style:parent-style-name="Text_20_body" style:list-style-name="L19"/>
    <style:style style:name="P24" style:family="paragraph" style:parent-style-name="Text_20_body" style:list-style-name="L20"/>
    <style:style style:name="P25" style:family="paragraph" style:parent-style-name="Text_20_body" style:list-style-name="L21"/>
    <style:style style:name="P26" style:family="paragraph" style:parent-style-name="Text_20_body" style:list-style-name="L22"/>
    <style:style style:name="P27" style:family="paragraph" style:parent-style-name="Text_20_body" style:list-style-name="L23"/>
    <style:style style:name="P28" style:family="paragraph" style:parent-style-name="Text_20_body" style:list-style-name="L24"/>
    <style:style style:name="P29" style:family="paragraph" style:parent-style-name="Text_20_body" style:list-style-name="L25"/>
    <style:style style:name="P30" style:family="paragraph" style:parent-style-name="Text_20_body" style:list-style-name="L26"/>
    <style:style style:name="P31" style:family="paragraph" style:parent-style-name="Text_20_body" style:list-style-name="L27"/>
    <style:style style:name="P32" style:family="paragraph" style:parent-style-name="Text_20_body" style:list-style-name="L28"/>
    <style:style style:name="P33" style:family="paragraph" style:parent-style-name="Text_20_body" style:list-style-name="L29"/>
    <style:style style:name="P34" style:family="paragraph" style:parent-style-name="Text_20_body" style:list-style-name="L30"/>
    <style:style style:name="P35" style:family="paragraph" style:parent-style-name="Text_20_body" style:list-style-name="L31"/>
    <style:style style:name="P36" style:family="paragraph" style:parent-style-name="Text_20_body" style:list-style-name="L32"/>
    <style:style style:name="P37" style:family="paragraph" style:parent-style-name="Text_20_body" style:list-style-name="L33"/>
    <style:style style:name="P38" style:family="paragraph" style:parent-style-name="Text_20_body" style:list-style-name="L34"/>
    <style:style style:name="P39" style:family="paragraph" style:parent-style-name="Text_20_body" style:list-style-name="L35"/>
    <style:style style:name="P40" style:family="paragraph" style:parent-style-name="Text_20_body" style:list-style-name="L36"/>
    <style:style style:name="P41" style:family="paragraph" style:parent-style-name="Text_20_body" style:list-style-name="L37"/>
    <style:style style:name="P42" style:family="paragraph" style:parent-style-name="Text_20_body" style:list-style-name="L38"/>
    <style:style style:name="P43" style:family="paragraph" style:parent-style-name="Text_20_body" style:list-style-name="L39"/>
    <style:style style:name="P44" style:family="paragraph" style:parent-style-name="Text_20_body" style:list-style-name="L40"/>
    <style:style style:name="P45" style:family="paragraph" style:parent-style-name="Text_20_body" style:list-style-name="L41"/>
    <style:style style:name="P46" style:family="paragraph" style:parent-style-name="Text_20_body" style:list-style-name="L42"/>
    <style:style style:name="P47" style:family="paragraph" style:parent-style-name="Text_20_body" style:list-style-name="L43"/>
    <style:style style:name="P48" style:family="paragraph" style:parent-style-name="Text_20_body" style:list-style-name="L44"/>
    <style:style style:name="P49" style:family="paragraph" style:parent-style-name="Text_20_body" style:list-style-name="L45"/>
    <style:style style:name="P50" style:family="paragraph" style:parent-style-name="Text_20_body" style:list-style-name="L46"/>
    <style:style style:name="P51" style:family="paragraph" style:parent-style-name="Text_20_body" style:list-style-name="L47"/>
    <style:style style:name="P52" style:family="paragraph" style:parent-style-name="Text_20_body" style:list-style-name="L48"/>
    <style:style style:name="P53" style:family="paragraph" style:parent-style-name="Text_20_body" style:list-style-name="L49"/>
    <style:style style:name="P54" style:family="paragraph" style:parent-style-name="Text_20_body" style:list-style-name="L50"/>
    <style:style style:name="P55" style:family="paragraph" style:parent-style-name="Text_20_body" style:list-style-name="L51"/>
    <style:style style:name="P56" style:family="paragraph" style:parent-style-name="Text_20_body" style:list-style-name="L52"/>
    <style:style style:name="P57" style:family="paragraph" style:parent-style-name="Text_20_body" style:list-style-name="L53"/>
    <style:style style:name="P58" style:family="paragraph" style:parent-style-name="Text_20_body" style:list-style-name="L54"/>
    <style:style style:name="P59" style:family="paragraph" style:parent-style-name="Text_20_body" style:list-style-name="L55"/>
    <style:style style:name="P60" style:family="paragraph" style:parent-style-name="Text_20_body" style:list-style-name="L56"/>
    <style:style style:name="P61" style:family="paragraph" style:parent-style-name="Text_20_body" style:list-style-name="L57"/>
    <style:style style:name="P62" style:family="paragraph" style:parent-style-name="Text_20_body" style:list-style-name="L58"/>
    <style:style style:name="P63" style:family="paragraph" style:parent-style-name="Text_20_body" style:list-style-name="L59"/>
    <style:style style:name="P64" style:family="paragraph" style:parent-style-name="Text_20_body" style:list-style-name="L60"/>
    <style:style style:name="P65" style:family="paragraph" style:parent-style-name="Text_20_body" style:list-style-name="L61"/>
    <style:style style:name="P66" style:family="paragraph" style:parent-style-name="Text_20_body" style:list-style-name="L62"/>
    <style:style style:name="P67" style:family="paragraph" style:parent-style-name="Text_20_body" style:list-style-name="L63"/>
    <style:style style:name="P68" style:family="paragraph" style:parent-style-name="Text_20_body" style:list-style-name="L64"/>
    <style:style style:name="P69" style:family="paragraph" style:parent-style-name="Text_20_body" style:list-style-name="L65"/>
    <style:style style:name="P70" style:family="paragraph" style:parent-style-name="Text_20_body" style:list-style-name="L66"/>
    <style:style style:name="P71" style:family="paragraph" style:parent-style-name="Text_20_body" style:list-style-name="L67"/>
    <style:style style:name="P72" style:family="paragraph" style:parent-style-name="Text_20_body" style:list-style-name="L68"/>
    <style:style style:name="P73" style:family="paragraph" style:parent-style-name="Text_20_body" style:list-style-name="L69"/>
    <style:style style:name="P74" style:family="paragraph" style:parent-style-name="Text_20_body" style:list-style-name="L70"/>
    <style:style style:name="P75" style:family="paragraph" style:parent-style-name="Text_20_body" style:list-style-name="L71"/>
    <style:style style:name="P76" style:family="paragraph" style:parent-style-name="Text_20_body" style:list-style-name="L72"/>
    <style:style style:name="P77" style:family="paragraph" style:parent-style-name="Text_20_body" style:list-style-name="L73"/>
    <style:style style:name="P78" style:family="paragraph" style:parent-style-name="Text_20_body" style:list-style-name="L74"/>
    <style:style style:name="P79" style:family="paragraph" style:parent-style-name="Text_20_body" style:list-style-name="L75"/>
    <style:style style:name="P80" style:family="paragraph" style:parent-style-name="Text_20_body" style:list-style-name="L76"/>
    <style:style style:name="P81" style:family="paragraph" style:parent-style-name="Text_20_body" style:list-style-name="L77"/>
    <style:style style:name="P82" style:family="paragraph" style:parent-style-name="Text_20_body" style:list-style-name="L78">
      <style:text-properties officeooo:paragraph-rsid="000a7dcb"/>
    </style:style>
    <style:style style:name="P83" style:family="paragraph" style:parent-style-name="Text_20_body" style:list-style-name="L80">
      <style:text-properties officeooo:paragraph-rsid="000a7dcb"/>
    </style:style>
    <style:style style:name="P84" style:family="paragraph" style:parent-style-name="Text_20_body" style:list-style-name="L81">
      <style:text-properties officeooo:paragraph-rsid="000a7dcb"/>
    </style:style>
    <style:style style:name="P85" style:family="paragraph" style:parent-style-name="Text_20_body" style:list-style-name="L82">
      <style:text-properties officeooo:paragraph-rsid="000a7dcb"/>
    </style:style>
    <style:style style:name="P86" style:family="paragraph" style:parent-style-name="Text_20_body" style:list-style-name="L83">
      <style:text-properties officeooo:paragraph-rsid="000a7dcb"/>
    </style:style>
    <style:style style:name="P87" style:family="paragraph" style:parent-style-name="Text_20_body" style:list-style-name="L84">
      <style:text-properties officeooo:paragraph-rsid="000a7dcb"/>
    </style:style>
    <style:style style:name="P88" style:family="paragraph" style:parent-style-name="Text_20_body" style:list-style-name="L85">
      <style:text-properties officeooo:paragraph-rsid="000a7dcb"/>
    </style:style>
    <style:style style:name="P89" style:family="paragraph" style:parent-style-name="Text_20_body" style:list-style-name="L86">
      <style:text-properties officeooo:paragraph-rsid="000a7dcb"/>
    </style:style>
    <style:style style:name="P90" style:family="paragraph" style:parent-style-name="Text_20_body" style:list-style-name="L87">
      <style:text-properties officeooo:paragraph-rsid="000a7dcb"/>
    </style:style>
    <style:style style:name="P91" style:family="paragraph" style:parent-style-name="Text_20_body">
      <style:text-properties officeooo:paragraph-rsid="000a7dcb"/>
    </style:style>
    <style:style style:name="T1" style:family="text">
      <style:text-properties fo:font-style="italic" style:font-style-asian="italic" style:font-style-complex="italic"/>
    </style:style>
    <style:style style:name="T2" style:family="text">
      <style:text-properties fo:font-style="italic" officeooo:rsid="001004f4" style:font-style-asian="italic" style:font-style-complex="italic"/>
    </style:style>
    <style:style style:name="T3" style:family="text">
      <style:text-properties officeooo:rsid="000a7dcb"/>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0">
      <text:list-level-style-number text:level="1" text:style-name="Numbering_20_Symbols" loext:num-list-format="%1%." style:num-suffix="." style:num-format="1" text:start-value="4">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Preparatory Notes on Chargebacks, Authorization, Fraud, and Dispute Resolution for Organizational Implementation</text:h>
      <text:p text:style-name="Text_20_body"/>
      <text:p text:style-name="Text_20_body">This detailed analysis will provide an in-depth overview of the key concepts related to <text:span text:style-name="Strong_20_Emphasis">chargebacks</text:span>, <text:span text:style-name="Strong_20_Emphasis">authorization</text:span>, <text:span text:style-name="Strong_20_Emphasis">fraud</text:span>, and other topics in the context of merchant banking. </text:p>
      <text:h text:style-name="Heading_20_3" text:outline-level="3"><text:span text:style-name="Strong_20_Emphasis">I. Chargebacks: Overview and Types</text:span></text:h>
      <text:p text:style-name="Text_20_body">A <text:span text:style-name="Strong_20_Emphasis">chargeback</text:span> is a transaction reversal initiated by the issuing bank at the request of the cardholder, typically due to a dispute regarding the transaction. Chargebacks are intended to protect consumers from fraud, unauthorized transactions, and merchant errors, but they can also create risks for merchants, including lost revenue and penalties.</text:p>
      <text:h text:style-name="Heading_20_4" text:outline-level="4"><text:span text:style-name="Strong_20_Emphasis">Types of Chargebacks</text:span>:</text:h>
      <text:list text:style-name="L1">
        <text:list-item>
          <text:p text:style-name="P5"><text:span text:style-name="Strong_20_Emphasis">Fraudulent Chargebacks</text:span>:</text:p>
          <text:list>
            <text:list-item>
              <text:p text:style-name="P5">Occurs when the cardholder claims a transaction is unauthorized or fraudulent.</text:p>
            </text:list-item>
            <text:list-item>
              <text:p text:style-name="P5">Common in <text:span text:style-name="Strong_20_Emphasis">card-not-present (CNP)</text:span> transactions, such as online purchases.</text:p>
            </text:list-item>
          </text:list>
        </text:list-item>
        <text:list-item>
          <text:p text:style-name="P5"><text:span text:style-name="Strong_20_Emphasis">Technical Chargebacks</text:span>:</text:p>
          <text:list>
            <text:list-item>
              <text:p text:style-name="P5">Arises due to errors during transaction processing, such as <text:span text:style-name="Strong_20_Emphasis">invalid data</text:span>, <text:span text:style-name="Strong_20_Emphasis">incorrect amounts</text:span>, or <text:span text:style-name="Strong_20_Emphasis">duplicate transactions</text:span>.</text:p>
            </text:list-item>
          </text:list>
        </text:list-item>
        <text:list-item>
          <text:p text:style-name="P5"><text:span text:style-name="Strong_20_Emphasis">Authorization-Related Chargebacks</text:span>:</text:p>
          <text:list>
            <text:list-item>
              <text:p text:style-name="P5">Occur when a transaction is processed without proper authorization, such as when the card was <text:span text:style-name="Strong_20_Emphasis">expired</text:span> or <text:span text:style-name="Strong_20_Emphasis">reported lost or stolen</text:span>.</text:p>
            </text:list-item>
          </text:list>
        </text:list-item>
        <text:list-item>
          <text:p text:style-name="P5"><text:span text:style-name="Strong_20_Emphasis">Processing Error Chargebacks</text:span>:</text:p>
          <text:list>
            <text:list-item>
              <text:p text:style-name="P5">Happen due to merchant mistakes like <text:span text:style-name="Strong_20_Emphasis">late submission</text:span>, <text:span text:style-name="Strong_20_Emphasis">wrong currency usage</text:span>, or <text:span text:style-name="Strong_20_Emphasis">incorrect data input</text:span>.</text:p>
            </text:list-item>
          </text:list>
        </text:list-item>
        <text:list-item>
          <text:p text:style-name="P5"><text:span text:style-name="Strong_20_Emphasis">Service-Related Chargebacks</text:span>:</text:p>
          <text:list>
            <text:list-item>
              <text:p text:style-name="P5">These disputes occur when the goods or services were <text:span text:style-name="Strong_20_Emphasis">not delivered</text:span> as promised, or the cardholder was unsatisfied with the quality of the service.</text:p>
              <text:p text:style-name="P5"><text:span text:style-name="Strong_20_Emphasis"/></text:p>
            </text:list-item>
          </text:list>
        </text:list-item>
      </text:list>
      <text:p text:style-name="Horizontal_20_Line"/>
      <text:h text:style-name="Heading_20_3" text:outline-level="3"><text:span text:style-name="Strong_20_Emphasis">II. Fraud - Not Authorized/Recognized Transactions</text:span></text:h>
      <text:h text:style-name="Heading_20_4" text:outline-level="4"><text:span text:style-name="Strong_20_Emphasis">Explanation</text:span>:</text:h>
      <text:p text:style-name="Text_20_body">A fraud-related chargeback occurs when a cardholder claims they did not authorize a transaction. This is particularly common in online transactions, where <text:span text:style-name="Strong_20_Emphasis">card-not-present</text:span> scenarios can lead to disputes.</text:p>
      <text:h text:style-name="Heading_20_4" text:outline-level="4"><text:soft-page-break/><text:span text:style-name="Strong_20_Emphasis">Actors</text:span>:</text:h>
      <text:list text:style-name="L2">
        <text:list-item>
          <text:p text:style-name="P6"><text:span text:style-name="Strong_20_Emphasis">Cardholder</text:span>: Claims they did not authorize or recognize the transaction.</text:p>
        </text:list-item>
        <text:list-item>
          <text:p text:style-name="P6"><text:span text:style-name="Strong_20_Emphasis">Merchant</text:span>: Needs to provide proof of authorization (such as IP logs or transaction confirmation).</text:p>
        </text:list-item>
        <text:list-item>
          <text:p text:style-name="P6"><text:span text:style-name="Strong_20_Emphasis">Issuing Bank</text:span>: Facilitates the chargeback investigation.</text:p>
        </text:list-item>
      </text:list>
      <text:h text:style-name="Heading_20_4" text:outline-level="4"><text:span text:style-name="Strong_20_Emphasis">Fraud Risk</text:span>:</text:h>
      <text:list text:style-name="L3">
        <text:list-item>
          <text:p text:style-name="P7"><text:span text:style-name="Strong_20_Emphasis">Cardholder</text:span>: Could falsely claim they did not authorize the transaction to avoid payment (also known as "friendly fraud").</text:p>
        </text:list-item>
        <text:list-item>
          <text:p text:style-name="P7"><text:span text:style-name="Strong_20_Emphasis">Merchant</text:span>: Must ensure they have strong authorization processes in place, particularly for CNP transactions.</text:p>
        </text:list-item>
      </text:list>
      <text:h text:style-name="Heading_20_4" text:outline-level="4"><text:span text:style-name="Strong_20_Emphasis">Errors</text:span>:</text:h>
      <text:list text:style-name="L4">
        <text:list-item>
          <text:p text:style-name="P8">The merchant might fail to capture proper authorization data, leading to a lack of proof during a chargeback dispute.</text:p>
        </text:list-item>
      </text:list>
      <text:h text:style-name="Heading_20_4" text:outline-level="4"><text:span text:style-name="Strong_20_Emphasis">Prevention</text:span>:</text:h>
      <text:list text:style-name="L5">
        <text:list-item>
          <text:p text:style-name="P9"><text:span text:style-name="Strong_20_Emphasis">Implement multi-factor authentication (MFA)</text:span> and verify customer details for high-risk transactions.</text:p>
        </text:list-item>
        <text:list-item>
          <text:p text:style-name="P9">Ensure <text:span text:style-name="Strong_20_Emphasis">transaction logs</text:span> are maintained and can be provided as evidence in disputes.</text:p>
        </text:list-item>
      </text:list>
      <text:h text:style-name="Heading_20_4" text:outline-level="4"><text:span text:style-name="Strong_20_Emphasis">Practical Advice</text:span>:</text:h>
      <text:list text:style-name="L6">
        <text:list-item>
          <text:p text:style-name="P10"><text:span text:style-name="Strong_20_Emphasis">Customer Support Agents</text:span>: Verify authorization details before escalating disputes. Ensure all transaction data is captured and securely stored.</text:p>
        </text:list-item>
        <text:list-item>
          <text:p text:style-name="P10"><text:span text:style-name="Strong_20_Emphasis">Developers</text:span>: Implement <text:span text:style-name="Strong_20_Emphasis">real-time monitoring</text:span> and tracking of authorization data for online transactions.</text:p>
        </text:list-item>
        <text:list-item>
          <text:p text:style-name="P10"><text:span text:style-name="Strong_20_Emphasis">Experts</text:span>: Ensure merchants are trained in identifying potential fraud before processing transactions.</text:p>
        </text:list-item>
      </text:list>
      <text:h text:style-name="Heading_20_4" text:outline-level="4"><text:span text:style-name="Strong_20_Emphasis">Expansion: Integration of ODR and ADR into Fraudulent Dispute Processes</text:span></text:h>
      <text:p text:style-name="Text_20_body"><text:span text:style-name="Strong_20_Emphasis">Online Dispute Resolution (ODR)</text:span> and <text:span text:style-name="Strong_20_Emphasis">Alternative Dispute Resolution (ADR)</text:span> can serve as critical tools for resolving <text:span text:style-name="Strong_20_Emphasis">fraud-related chargebacks</text:span>. In cases where fraud disputes are ambiguous, these mechanisms can help parties avoid lengthy litigation or more costly chargeback cycles.</text:p>
      <text:list text:style-name="L7">
        <text:list-item>
          <text:p text:style-name="P11"><text:span text:style-name="Strong_20_Emphasis">ODR</text:span> provides an automated way to manage smaller disputes by guiding both parties through resolution via a platform, especially useful in <text:span text:style-name="Strong_20_Emphasis">international e-commerce fraud</text:span> scenarios where jurisdiction might be a concern.</text:p>
        </text:list-item>
        <text:list-item>
          <text:p text:style-name="P11"><text:span text:style-name="Strong_20_Emphasis">ADR</text:span> could involve mediation or arbitration, which allows merchants and cardholders to settle fraud claims out of court.</text:p>
        </text:list-item>
      </text:list>
      <text:h text:style-name="Heading_20_4" text:outline-level="4"><text:soft-page-break/><text:span text:style-name="Strong_20_Emphasis">Practical Advice Expansion</text:span>:</text:h>
      <text:list text:style-name="L8">
        <text:list-item>
          <text:p text:style-name="P12"><text:span text:style-name="Strong_20_Emphasis">Customer Support Agents</text:span>: Be familiar with ODR and ADR platforms that your organization or payment processor might use for quicker fraud resolution.</text:p>
        </text:list-item>
        <text:list-item>
          <text:p text:style-name="P12"><text:span text:style-name="Strong_20_Emphasis">Experts</text:span>: Consider integrating ODR into fraud management systems to streamline dispute processing, especially for international transactions.</text:p>
        </text:list-item>
      </text:list>
      <text:p text:style-name="Text_20_body"/>
      <text:p text:style-name="Horizontal_20_Line"/>
      <text:h text:style-name="Heading_20_3" text:outline-level="3"><text:span text:style-name="Strong_20_Emphasis">III. Authorization - Missing/Declined Authorization</text:span></text:h>
      <text:h text:style-name="Heading_20_4" text:outline-level="4"><text:span text:style-name="Strong_20_Emphasis">Explanation</text:span>:</text:h>
      <text:p text:style-name="Text_20_body">This occurs when a transaction is processed without proper authorization or when the authorization is declined, but the transaction proceeds regardless.</text:p>
      <text:h text:style-name="Heading_20_4" text:outline-level="4"><text:span text:style-name="Strong_20_Emphasis">Actors</text:span>:</text:h>
      <text:list text:style-name="L9">
        <text:list-item>
          <text:p text:style-name="P13"><text:span text:style-name="Strong_20_Emphasis">Cardholder</text:span>: May file a chargeback if their card is charged without proper authorization.</text:p>
        </text:list-item>
        <text:list-item>
          <text:p text:style-name="P13"><text:span text:style-name="Strong_20_Emphasis">Merchant</text:span>: Processes a transaction without getting a valid authorization.</text:p>
        </text:list-item>
        <text:list-item>
          <text:p text:style-name="P13"><text:span text:style-name="Strong_20_Emphasis">Issuing Bank</text:span>: Declines authorization but may still see the charge posted.</text:p>
        </text:list-item>
      </text:list>
      <text:h text:style-name="Heading_20_4" text:outline-level="4"><text:span text:style-name="Strong_20_Emphasis">Fraud Risk</text:span>:</text:h>
      <text:list text:style-name="L10">
        <text:list-item>
          <text:p text:style-name="P14"><text:span text:style-name="Strong_20_Emphasis">Merchant</text:span>: May ignore a declined authorization response and attempt to process the transaction anyway.</text:p>
        </text:list-item>
        <text:list-item>
          <text:p text:style-name="P14"><text:span text:style-name="Strong_20_Emphasis">Cardholder</text:span>: Could dispute a legitimate transaction if the merchant fails to process the authorization correctly.</text:p>
        </text:list-item>
      </text:list>
      <text:h text:style-name="Heading_20_4" text:outline-level="4"><text:span text:style-name="Strong_20_Emphasis">Errors</text:span>:</text:h>
      <text:list text:style-name="L11">
        <text:list-item>
          <text:p text:style-name="P15">The merchant processes the payment despite receiving a <text:span text:style-name="Strong_20_Emphasis">declined response</text:span> from the issuer.</text:p>
        </text:list-item>
      </text:list>
      <text:h text:style-name="Heading_20_4" text:outline-level="4"><text:span text:style-name="Strong_20_Emphasis">Prevention</text:span>:</text:h>
      <text:list text:style-name="L12">
        <text:list-item>
          <text:p text:style-name="P16">Always ensure transactions have valid authorizations before processing. <text:span text:style-name="Strong_20_Emphasis">Declined authorizations</text:span> should trigger an immediate halt in transaction completion.</text:p>
        </text:list-item>
      </text:list>
      <text:h text:style-name="Heading_20_4" text:outline-level="4"><text:span text:style-name="Strong_20_Emphasis">Practical Advice</text:span>:</text:h>
      <text:list text:style-name="L13">
        <text:list-item>
          <text:p text:style-name="P17"><text:span text:style-name="Strong_20_Emphasis">Customer Support Agents</text:span>: Always confirm if authorization was approved before addressing cardholder complaints.</text:p>
        </text:list-item>
        <text:list-item>
          <text:p text:style-name="P17"><text:span text:style-name="Strong_20_Emphasis">Developers</text:span>: Implement <text:span text:style-name="Strong_20_Emphasis">automatic rejection</text:span> for transactions without proper authorization responses.</text:p>
        </text:list-item>
        <text:list-item>
          <text:p text:style-name="P17"><text:span text:style-name="Strong_20_Emphasis">Experts</text:span>: Merchants should have clear policies for handling declined transactions to avoid unauthorized processing.</text:p>
        </text:list-item>
      </text:list>
      <text:h text:style-name="Heading_20_4" text:outline-level="4"><text:soft-page-break/><text:span text:style-name="Strong_20_Emphasis">Expansion: Fraud Detection Systems for Authorization Processes</text:span></text:h>
      <text:p text:style-name="Text_20_body">The implementation of advanced <text:span text:style-name="Strong_20_Emphasis">machine learning (ML)</text:span> and <text:span text:style-name="Strong_20_Emphasis">AI-based fraud detection</text:span> systems can prevent unauthorized or declined authorizations from being mistakenly processed or exploited.</text:p>
      <text:list text:style-name="L14">
        <text:list-item>
          <text:p text:style-name="P18">These systems monitor <text:span text:style-name="Strong_20_Emphasis">authorization data</text:span> in real-time to detect unusual patterns, such as multiple declined transactions or excessive authorization requests from specific IP addresses.</text:p>
        </text:list-item>
      </text:list>
      <text:h text:style-name="Heading_20_4" text:outline-level="4"><text:span text:style-name="Strong_20_Emphasis">Practical Advice Expansion</text:span>:</text:h>
      <text:list text:style-name="L15">
        <text:list-item>
          <text:p text:style-name="P19"><text:span text:style-name="Strong_20_Emphasis">Developers</text:span>: Implement <text:span text:style-name="Strong_20_Emphasis">ML-based systems</text:span> that can flag unusual transaction behaviors that deviate from standard patterns (e.g., repeated failed authorizations).</text:p>
        </text:list-item>
        <text:list-item>
          <text:p text:style-name="P19"><text:span text:style-name="Strong_20_Emphasis">Experts</text:span>: Adopt AI-driven fraud monitoring solutions for better real-time responses to declined or unauthorized transaction scenarios.</text:p>
        </text:list-item>
      </text:list>
      <text:p text:style-name="Text_20_body"/>
      <text:p text:style-name="Horizontal_20_Line"/>
      <text:h text:style-name="Heading_20_3" text:outline-level="3"><text:span text:style-name="Strong_20_Emphasis"/></text:h>
      <text:h text:style-name="Heading_20_3" text:outline-level="3"><text:span text:style-name="Strong_20_Emphasis">IV. Authorization - Card in Recovery/Lost/Stolen</text:span></text:h>
      <text:h text:style-name="Heading_20_4" text:outline-level="4"><text:span text:style-name="Strong_20_Emphasis">Explanation</text:span>:</text:h>
      <text:p text:style-name="Text_20_body">This occurs when a transaction is processed on a card that has been reported <text:span text:style-name="Strong_20_Emphasis">lost</text:span>, <text:span text:style-name="Strong_20_Emphasis">stolen</text:span>, or is flagged for <text:span text:style-name="Strong_20_Emphasis">recovery</text:span>. The issuing bank typically denies the authorization, but if the merchant processes the payment regardless, a chargeback can occur.</text:p>
      <text:h text:style-name="Heading_20_4" text:outline-level="4"><text:span text:style-name="Strong_20_Emphasis">Actors</text:span>:</text:h>
      <text:list text:style-name="L16">
        <text:list-item>
          <text:p text:style-name="P20"><text:span text:style-name="Strong_20_Emphasis">Cardholder</text:span>: Reports the card lost or stolen.</text:p>
        </text:list-item>
        <text:list-item>
          <text:p text:style-name="P20"><text:span text:style-name="Strong_20_Emphasis">Merchant</text:span>: Processes a transaction despite a declined authorization indicating the card is compromised.</text:p>
        </text:list-item>
        <text:list-item>
          <text:p text:style-name="P20"><text:span text:style-name="Strong_20_Emphasis">Issuing Bank</text:span>: Marks the card as compromised and denies the authorization.</text:p>
        </text:list-item>
      </text:list>
      <text:h text:style-name="Heading_20_4" text:outline-level="4"><text:span text:style-name="Strong_20_Emphasis">Fraud Risk</text:span>:</text:h>
      <text:list text:style-name="L17">
        <text:list-item>
          <text:p text:style-name="P21"><text:span text:style-name="Strong_20_Emphasis">Merchant</text:span>: May intentionally or accidentally process the payment after receiving a declined response.</text:p>
        </text:list-item>
        <text:list-item>
          <text:p text:style-name="P21"><text:span text:style-name="Strong_20_Emphasis">Cardholder</text:span>: Could dispute legitimate charges that occurred before the card was reported stolen.</text:p>
        </text:list-item>
      </text:list>
      <text:h text:style-name="Heading_20_4" text:outline-level="4"><text:span text:style-name="Strong_20_Emphasis">Errors</text:span>:</text:h>
      <text:list text:style-name="L18">
        <text:list-item>
          <text:p text:style-name="P22">The merchant processes the transaction despite the card being flagged as compromised by the issuing bank.</text:p>
        </text:list-item>
      </text:list>
      <text:h text:style-name="Heading_20_4" text:outline-level="4"><text:soft-page-break/><text:span text:style-name="Strong_20_Emphasis">Prevention</text:span>:</text:h>
      <text:list text:style-name="L19">
        <text:list-item>
          <text:p text:style-name="P23">Merchants should have systems in place to <text:span text:style-name="Strong_20_Emphasis">block transactions</text:span> on compromised cards immediately upon receiving a declined authorization response.</text:p>
        </text:list-item>
      </text:list>
      <text:h text:style-name="Heading_20_4" text:outline-level="4"><text:span text:style-name="Strong_20_Emphasis">Practical Advice</text:span>:</text:h>
      <text:list text:style-name="L20">
        <text:list-item>
          <text:p text:style-name="P24"><text:span text:style-name="Strong_20_Emphasis">Customer Support Agents</text:span>: Verify whether the card was reported lost or stolen at the time of the transaction.</text:p>
        </text:list-item>
        <text:list-item>
          <text:p text:style-name="P24"><text:span text:style-name="Strong_20_Emphasis">Developers</text:span>: Create <text:span text:style-name="Strong_20_Emphasis">automated alerts</text:span> and blocks for transactions with compromised cards.</text:p>
        </text:list-item>
        <text:list-item>
          <text:p text:style-name="P24"><text:span text:style-name="Strong_20_Emphasis">Experts</text:span>: Merchants must strictly follow declined authorization policies for lost or stolen cards to avoid chargebacks.</text:p>
        </text:list-item>
      </text:list>
      <text:h text:style-name="Heading_20_4" text:outline-level="4"><text:span text:style-name="Strong_20_Emphasis">Expansion: International Regulations Impact</text:span></text:h>
      <text:p text:style-name="Text_20_body">International transactions involving stolen or compromised cards must comply with region-specific regulations, such as <text:span text:style-name="Strong_20_Emphasis">PSD2 (Payment Services Directive 2)</text:span> in Europe, which mandates <text:span text:style-name="Strong_20_Emphasis">strong customer authentication (SCA)</text:span>.</text:p>
      <text:list text:style-name="L21">
        <text:list-item>
          <text:p text:style-name="P25">In cases where international fraud occurs, adhering to local laws such as <text:span text:style-name="Strong_20_Emphasis">GDPR (General Data Protection Regulation)</text:span> becomes essential for handling sensitive customer data.</text:p>
        </text:list-item>
      </text:list>
      <text:h text:style-name="Heading_20_4" text:outline-level="4"><text:span text:style-name="Strong_20_Emphasis">Practical Advice Expansion</text:span>:</text:h>
      <text:list text:style-name="L22">
        <text:list-item>
          <text:p text:style-name="P26"><text:span text:style-name="Strong_20_Emphasis">Experts</text:span>: Ensure that international transactions comply with local regulations such as <text:span text:style-name="Strong_20_Emphasis">PSD2</text:span> or <text:span text:style-name="Strong_20_Emphasis">GDPR</text:span> to avoid non-compliance penalties.</text:p>
        </text:list-item>
        <text:list-item>
          <text:p text:style-name="P26"><text:span text:style-name="Strong_20_Emphasis">Developers</text:span>: Integrate additional <text:span text:style-name="Strong_20_Emphasis">authentication protocols</text:span> for international transactions to ensure compliance with local regulations.</text:p>
        </text:list-item>
      </text:list>
      <text:p text:style-name="Text_20_body"/>
      <text:p text:style-name="Horizontal_20_Line"/>
      <text:h text:style-name="Heading_20_3" text:outline-level="3"><text:span text:style-name="Strong_20_Emphasis"/></text:h>
      <text:h text:style-name="Heading_20_3" text:outline-level="3"><text:span text:style-name="Strong_20_Emphasis">V. Processing Errors - Invalid Code or Data</text:span></text:h>
      <text:h text:style-name="Heading_20_4" text:outline-level="4"><text:span text:style-name="Strong_20_Emphasis">Explanation</text:span>:</text:h>
      <text:p text:style-name="Text_20_body">This type of chargeback occurs when merchants input incorrect transaction codes or provide invalid data (e.g., <text:span text:style-name="Strong_20_Emphasis">Merchant Category Code (MCC)</text:span>, country, or other details).</text:p>
      <text:h text:style-name="Heading_20_4" text:outline-level="4"><text:span text:style-name="Strong_20_Emphasis">Actors</text:span>:</text:h>
      <text:list text:style-name="L23">
        <text:list-item>
          <text:p text:style-name="P27"><text:span text:style-name="Strong_20_Emphasis">Cardholder</text:span>: May receive an incorrect transaction or be charged with a mismatch in details.</text:p>
        </text:list-item>
        <text:list-item>
          <text:p text:style-name="P27"><text:span text:style-name="Strong_20_Emphasis">Merchant</text:span>: Processes incorrect data in the transaction.</text:p>
        </text:list-item>
        <text:list-item>
          <text:p text:style-name="P27"><text:span text:style-name="Strong_20_Emphasis">Payment Processor</text:span>: Detects the invalid data and facilitates the chargeback.</text:p>
        </text:list-item>
      </text:list>
      <text:h text:style-name="Heading_20_4" text:outline-level="4"><text:soft-page-break/><text:span text:style-name="Strong_20_Emphasis">Fraud Risk</text:span>:</text:h>
      <text:list text:style-name="L24">
        <text:list-item>
          <text:p text:style-name="P28"><text:span text:style-name="Strong_20_Emphasis">Merchant</text:span>: May use incorrect data to manipulate processing fees or attempt to bypass certain rules.</text:p>
        </text:list-item>
        <text:list-item>
          <text:p text:style-name="P28"><text:span text:style-name="Strong_20_Emphasis">Cardholder</text:span>: Might dispute a valid charge due to incorrect or confusing details.</text:p>
        </text:list-item>
      </text:list>
      <text:h text:style-name="Heading_20_4" text:outline-level="4"><text:span text:style-name="Strong_20_Emphasis">Errors</text:span>:</text:h>
      <text:list text:style-name="L25">
        <text:list-item>
          <text:p text:style-name="P29">Incorrect MCC, country, or other transaction data provided, causing the authorization or settlement to fail.</text:p>
        </text:list-item>
      </text:list>
      <text:h text:style-name="Heading_20_4" text:outline-level="4"><text:span text:style-name="Strong_20_Emphasis">Prevention</text:span>:</text:h>
      <text:list text:style-name="L26">
        <text:list-item>
          <text:p text:style-name="P30">Ensure that all transaction codes and data are validated before submission.</text:p>
        </text:list-item>
      </text:list>
      <text:h text:style-name="Heading_20_4" text:outline-level="4"><text:span text:style-name="Strong_20_Emphasis">Practical Advice</text:span>:</text:h>
      <text:list text:style-name="L27">
        <text:list-item>
          <text:p text:style-name="P31"><text:span text:style-name="Strong_20_Emphasis">Customer Support Agents</text:span>: Verify the transaction details with the merchant to identify potential errors.</text:p>
        </text:list-item>
        <text:list-item>
          <text:p text:style-name="P31"><text:span text:style-name="Strong_20_Emphasis">Developers</text:span>: Implement <text:span text:style-name="Strong_20_Emphasis">data validation tools</text:span> to prevent merchants from submitting incorrect codes or data.</text:p>
        </text:list-item>
        <text:list-item>
          <text:p text:style-name="P31"><text:span text:style-name="Strong_20_Emphasis">Experts</text:span>: Merchants should review transaction processing workflows regularly to avoid invalid data submissions.</text:p>
        </text:list-item>
      </text:list>
      <text:h text:style-name="Heading_20_4" text:outline-level="4"><text:span text:style-name="Strong_20_Emphasis">Expansion: Specific Fraud Detection Methods</text:span></text:h>
      <text:p text:style-name="Text_20_body">Advanced <text:span text:style-name="Strong_20_Emphasis">AI algorithms</text:span> can also be applied to detect when merchants consistently provide invalid codes (e.g., incorrect Merchant Category Codes) or when <text:span text:style-name="Strong_20_Emphasis">data tampering</text:span> is suspected. This reduces human error and flags suspicious transactions early.</text:p>
      <text:list text:style-name="L28">
        <text:list-item>
          <text:p text:style-name="P32">AI can help detect patterns of invalid data submission, such as altered codes intended to <text:span text:style-name="Strong_20_Emphasis">manipulate fees</text:span> or <text:span text:style-name="Strong_20_Emphasis">evade higher transaction costs</text:span>.</text:p>
        </text:list-item>
      </text:list>
      <text:h text:style-name="Heading_20_4" text:outline-level="4"><text:span text:style-name="Strong_20_Emphasis">Practical Advice Expansion</text:span>:</text:h>
      <text:list text:style-name="L29">
        <text:list-item>
          <text:p text:style-name="P33"><text:span text:style-name="Strong_20_Emphasis">Developers</text:span>: Incorporate <text:span text:style-name="Strong_20_Emphasis">AI-driven validation</text:span> that scans for patterns of invalid codes or data and can block these transactions before processing.</text:p>
        </text:list-item>
        <text:list-item>
          <text:p text:style-name="P33"><text:span text:style-name="Strong_20_Emphasis">Experts</text:span>: Train merchants on how incorrect code submission can affect the overall chargeback ratio and compliance risk.</text:p>
        </text:list-item>
      </text:list>
      <text:p text:style-name="Text_20_body"/>
      <text:p text:style-name="Horizontal_20_Line"/>
      <text:h text:style-name="Heading_20_3" text:outline-level="3"><text:soft-page-break/><text:span text:style-name="Strong_20_Emphasis"/></text:h>
      <text:h text:style-name="Heading_20_3" text:outline-level="3"><text:span text:style-name="Strong_20_Emphasis">VI. Processing Errors - Invalid Amount/Account</text:span></text:h>
      <text:h text:style-name="Heading_20_4" text:outline-level="4"><text:span text:style-name="Strong_20_Emphasis">Explanation</text:span>:</text:h>
      <text:p text:style-name="Text_20_body">This occurs when the amount charged or the account number used does not match the original authorization request, often due to manual entry errors.</text:p>
      <text:h text:style-name="Heading_20_4" text:outline-level="4"><text:span text:style-name="Strong_20_Emphasis">Actors</text:span>:</text:h>
      <text:list text:style-name="L30">
        <text:list-item>
          <text:p text:style-name="P34"><text:span text:style-name="Strong_20_Emphasis">Cardholder</text:span>: May receive a charge with an incorrect amount or from an incorrect account.</text:p>
        </text:list-item>
        <text:list-item>
          <text:p text:style-name="P34"><text:span text:style-name="Strong_20_Emphasis">Merchant</text:span>: Processes the transaction with the wrong amount or account number.</text:p>
        </text:list-item>
        <text:list-item>
          <text:p text:style-name="P34"><text:span text:style-name="Strong_20_Emphasis">Payment Processor</text:span>: Detects the discrepancy and facilitates the chargeback.</text:p>
        </text:list-item>
      </text:list>
      <text:h text:style-name="Heading_20_4" text:outline-level="4"><text:span text:style-name="Strong_20_Emphasis">Fraud Risk</text:span>:</text:h>
      <text:list text:style-name="L31">
        <text:list-item>
          <text:p text:style-name="P35"><text:span text:style-name="Strong_20_Emphasis">Merchant</text:span>: May intentionally process the wrong amount or account to manipulate the transaction.</text:p>
        </text:list-item>
        <text:list-item>
          <text:p text:style-name="P35"><text:span text:style-name="Strong_20_Emphasis">Cardholder</text:span>: Could dispute a transaction based on incorrect details.</text:p>
        </text:list-item>
      </text:list>
      <text:h text:style-name="Heading_20_4" text:outline-level="4"><text:span text:style-name="Strong_20_Emphasis">Errors</text:span>:</text:h>
      <text:list text:style-name="L32">
        <text:list-item>
          <text:p text:style-name="P36">The merchant enters the wrong amount or account number, leading to an authorization mismatch.</text:p>
        </text:list-item>
      </text:list>
      <text:h text:style-name="Heading_20_4" text:outline-level="4"><text:span text:style-name="Strong_20_Emphasis">Prevention</text:span>:</text:h>
      <text:list text:style-name="L33">
        <text:list-item>
          <text:p text:style-name="P37">Implement <text:span text:style-name="Strong_20_Emphasis">automated checks</text:span> for amounts and account details to avoid manual errors.</text:p>
        </text:list-item>
      </text:list>
      <text:h text:style-name="Heading_20_4" text:outline-level="4"><text:span text:style-name="Strong_20_Emphasis">Practical Advice</text:span>:</text:h>
      <text:list text:style-name="L34">
        <text:list-item>
          <text:p text:style-name="P38"><text:span text:style-name="Strong_20_Emphasis">Customer Support Agents</text:span>: Ensure that transaction details, such as the amount and account number, match the authorization request.</text:p>
        </text:list-item>
        <text:list-item>
          <text:p text:style-name="P38"><text:span text:style-name="Strong_20_Emphasis">Developers</text:span>: Build <text:span text:style-name="Strong_20_Emphasis">validation checks</text:span> to ensure that all transaction details match the authorization.</text:p>
        </text:list-item>
        <text:list-item>
          <text:p text:style-name="P38"><text:span text:style-name="Strong_20_Emphasis">Experts</text:span>: Merchants should always double-check transaction details to prevent authorization mismatches.</text:p>
        </text:list-item>
      </text:list>
      <text:h text:style-name="Heading_20_4" text:outline-level="4"><text:span text:style-name="Strong_20_Emphasis">Expansion: Payment Processor Role in Monitoring Invalid Transactions</text:span></text:h>
      <text:p text:style-name="Text_20_body">Payment processors should offer tools to <text:span text:style-name="Strong_20_Emphasis">automatically flag transactions</text:span> with invalid account numbers or mismatched amounts to prevent them from being submitted. They can provide merchants with real-time transaction audits.</text:p>
      <text:h text:style-name="Heading_20_4" text:outline-level="4"><text:span text:style-name="Strong_20_Emphasis">Practical Advice Expansion</text:span>:</text:h>
      <text:list text:style-name="L35">
        <text:list-item>
          <text:p text:style-name="P39"><text:span text:style-name="Strong_20_Emphasis">Payment Processors</text:span>: Implement tools that scan for <text:span text:style-name="Strong_20_Emphasis">common errors</text:span> (e.g., mismatched amounts or invalid accounts) and notify merchants before submission.</text:p>
        </text:list-item>
        <text:list-item>
          <text:p text:style-name="P39"><text:soft-page-break/><text:span text:style-name="Strong_20_Emphasis">Experts</text:span>: Utilize processor-level tools that ensure correct authorization and amount matching to minimize merchant errors.</text:p>
        </text:list-item>
      </text:list>
      <text:p text:style-name="Text_20_body"/>
      <text:p text:style-name="Horizontal_20_Line"/>
      <text:h text:style-name="Heading_20_3" text:outline-level="3"><text:span text:style-name="Strong_20_Emphasis">VII. Processing Errors - Duplicate Transactions</text:span></text:h>
      <text:h text:style-name="Heading_20_4" text:outline-level="4"><text:span text:style-name="Strong_20_Emphasis">Explanation</text:span>:</text:h>
      <text:p text:style-name="Text_20_body">This type of chargeback happens when a single transaction is processed more than once, or when a transaction is processed after it was already paid by another method.</text:p>
      <text:h text:style-name="Heading_20_4" text:outline-level="4"><text:span text:style-name="Strong_20_Emphasis">Actors</text:span>:</text:h>
      <text:list text:style-name="L36">
        <text:list-item>
          <text:p text:style-name="P40"><text:span text:style-name="Strong_20_Emphasis">Cardholder</text:span>: Notices duplicate charges for a single transaction.</text:p>
        </text:list-item>
        <text:list-item>
          <text:p text:style-name="P40"><text:span text:style-name="Strong_20_Emphasis">Merchant</text:span>: Processes duplicate transactions, usually due to batch processing errors.</text:p>
        </text:list-item>
        <text:list-item>
          <text:p text:style-name="P40"><text:span text:style-name="Strong_20_Emphasis">Payment Processor</text:span>: Facilitates the chargeback process for duplicate payments.</text:p>
        </text:list-item>
      </text:list>
      <text:h text:style-name="Heading_20_4" text:outline-level="4"><text:span text:style-name="Strong_20_Emphasis">Fraud Risk</text:span>:</text:h>
      <text:list text:style-name="L37">
        <text:list-item>
          <text:p text:style-name="P41"><text:span text:style-name="Strong_20_Emphasis">Merchant</text:span>: May knowingly or unknowingly process multiple transactions for the same service.</text:p>
        </text:list-item>
        <text:list-item>
          <text:p text:style-name="P41"><text:span text:style-name="Strong_20_Emphasis">Cardholder</text:span>: May dispute legitimate transactions as duplicates.</text:p>
        </text:list-item>
      </text:list>
      <text:h text:style-name="Heading_20_4" text:outline-level="4"><text:span text:style-name="Strong_20_Emphasis">Errors</text:span>:</text:h>
      <text:list text:style-name="L38">
        <text:list-item>
          <text:p text:style-name="P42"><text:span text:style-name="Strong_20_Emphasis">Duplicate transactions</text:span> due to batch processing issues or system errors.</text:p>
        </text:list-item>
      </text:list>
      <text:h text:style-name="Heading_20_4" text:outline-level="4"><text:span text:style-name="Strong_20_Emphasis">Prevention</text:span>:</text:h>
      <text:list text:style-name="L39">
        <text:list-item>
          <text:p text:style-name="P43">Merchants should carefully review transactions for duplicates before processing.</text:p>
        </text:list-item>
      </text:list>
      <text:h text:style-name="Heading_20_4" text:outline-level="4"><text:span text:style-name="Strong_20_Emphasis">Practical Advice</text:span>:</text:h>
      <text:list text:style-name="L40">
        <text:list-item>
          <text:p text:style-name="P44"><text:span text:style-name="Strong_20_Emphasis">Customer Support Agents</text:span>: Verify if the duplicate transactions occurred due to batch processing or system errors.</text:p>
        </text:list-item>
        <text:list-item>
          <text:p text:style-name="P44"><text:span text:style-name="Strong_20_Emphasis">Developers</text:span>: Implement systems to <text:span text:style-name="Strong_20_Emphasis">flag potential duplicates</text:span> before transactions are processed.</text:p>
        </text:list-item>
        <text:list-item>
          <text:p text:style-name="P44"><text:span text:style-name="Strong_20_Emphasis">Experts</text:span>: Merchants should audit their payment systems to ensure no duplicates are processed.</text:p>
        </text:list-item>
      </text:list>
      <text:h text:style-name="Heading_20_4" text:outline-level="4"><text:span text:style-name="Strong_20_Emphasis">Expansion: Real-Time Fraud Monitoring</text:span></text:h>
      <text:p text:style-name="Text_20_body"><text:span text:style-name="Strong_20_Emphasis">Real-time fraud monitoring</text:span> is crucial in detecting and preventing duplicate transactions. High-risk industries, such as <text:span text:style-name="Strong_20_Emphasis">e-commerce</text:span> or <text:span text:style-name="Strong_20_Emphasis">travel</text:span>, often face these issues due to batch processing glitches or system errors.</text:p>
      <text:list text:style-name="L41">
        <text:list-item>
          <text:p text:style-name="P45"><text:soft-page-break/>Implementing <text:span text:style-name="Strong_20_Emphasis">real-time transaction alerts</text:span> can notify merchants of potential duplicate processing issues as they occur.</text:p>
        </text:list-item>
      </text:list>
      <text:h text:style-name="Heading_20_4" text:outline-level="4"><text:span text:style-name="Strong_20_Emphasis">Practical Advice Expansion</text:span>:</text:h>
      <text:list text:style-name="L42">
        <text:list-item>
          <text:p text:style-name="P46"><text:span text:style-name="Strong_20_Emphasis">Developers</text:span>: Set up <text:span text:style-name="Strong_20_Emphasis">real-time alerts</text:span> for duplicate transactions, using a combination of AI algorithms and batch analysis to prevent accidental duplication.</text:p>
        </text:list-item>
        <text:list-item>
          <text:p text:style-name="P46"><text:span text:style-name="Strong_20_Emphasis">Experts</text:span>: Invest in <text:span text:style-name="Strong_20_Emphasis">real-time fraud monitoring systems</text:span> that can identify transaction anomalies, including duplicates, to safeguard merchant transactions.</text:p>
        </text:list-item>
      </text:list>
      <text:p text:style-name="Horizontal_20_Line"/>
      <text:h text:style-name="Heading_20_3" text:outline-level="3"><text:span text:style-name="Strong_20_Emphasis">VIII. Processing Errors - Currency Mismatches</text:span></text:h>
      <text:h text:style-name="Heading_20_4" text:outline-level="4"><text:span text:style-name="Strong_20_Emphasis">Explanation</text:span>:</text:h>
      <text:p text:style-name="Text_20_body">This chargeback occurs when a transaction is processed in a currency different from the one agreed upon by the cardholder, or if the merchant applies <text:span text:style-name="Strong_20_Emphasis">Dynamic Currency Conversion (DCC)</text:span> without the cardholder's consent.</text:p>
      <text:h text:style-name="Heading_20_4" text:outline-level="4"><text:span text:style-name="Strong_20_Emphasis">Actors</text:span>:</text:h>
      <text:list text:style-name="L43">
        <text:list-item>
          <text:p text:style-name="P47"><text:span text:style-name="Strong_20_Emphasis">Cardholder</text:span>: Notices an unexpected currency conversion or incorrect currency.</text:p>
        </text:list-item>
        <text:list-item>
          <text:p text:style-name="P47"><text:span text:style-name="Strong_20_Emphasis">Merchant</text:span>: Processes the transaction in the wrong currency or applies DCC without consent.</text:p>
        </text:list-item>
        <text:list-item>
          <text:p text:style-name="P47"><text:span text:style-name="Strong_20_Emphasis">Payment Processor</text:span>: Facilitates the chargeback for currency-related disputes.</text:p>
        </text:list-item>
      </text:list>
      <text:h text:style-name="Heading_20_4" text:outline-level="4"><text:span text:style-name="Strong_20_Emphasis">Fraud Risk</text:span>:</text:h>
      <text:list text:style-name="L44">
        <text:list-item>
          <text:p text:style-name="P48"><text:span text:style-name="Strong_20_Emphasis">Merchant</text:span>: May apply DCC without consent or charge in a different currency to benefit from conversion fees.</text:p>
        </text:list-item>
        <text:list-item>
          <text:p text:style-name="P48"><text:span text:style-name="Strong_20_Emphasis">Cardholder</text:span>: Could dispute legitimate transactions due to a misunderstanding of the currency conversion.</text:p>
        </text:list-item>
      </text:list>
      <text:h text:style-name="Heading_20_4" text:outline-level="4"><text:span text:style-name="Strong_20_Emphasis">Errors</text:span>:</text:h>
      <text:list text:style-name="L45">
        <text:list-item>
          <text:p text:style-name="P49">The merchant processes the payment in the wrong currency or fails to inform the cardholder about the conversion fees.</text:p>
        </text:list-item>
      </text:list>
      <text:h text:style-name="Heading_20_4" text:outline-level="4"><text:span text:style-name="Strong_20_Emphasis">Prevention</text:span>:</text:h>
      <text:list text:style-name="L46">
        <text:list-item>
          <text:p text:style-name="P50">Merchants should always provide cardholders with clear options for <text:span text:style-name="Strong_20_Emphasis">currency selection</text:span> and disclose any fees.</text:p>
        </text:list-item>
      </text:list>
      <text:h text:style-name="Heading_20_4" text:outline-level="4"><text:span text:style-name="Strong_20_Emphasis">Practical Advice</text:span>:</text:h>
      <text:list text:style-name="L47">
        <text:list-item>
          <text:p text:style-name="P51"><text:span text:style-name="Strong_20_Emphasis">Customer Support Agents</text:span>: Confirm with the cardholder whether they agreed to the currency used for the transaction.</text:p>
        </text:list-item>
        <text:list-item>
          <text:p text:style-name="P51"><text:span text:style-name="Strong_20_Emphasis">Developers</text:span>: Implement systems that display <text:span text:style-name="Strong_20_Emphasis">real-time currency conversion</text:span> and require cardholder consent for DCC.</text:p>
        </text:list-item>
        <text:list-item>
          <text:p text:style-name="P51"><text:soft-page-break/><text:span text:style-name="Strong_20_Emphasis">Experts</text:span>: Merchants should clearly communicate all currency conversion options and provide receipts that confirm the selected currency.</text:p>
        </text:list-item>
      </text:list>
      <text:h text:style-name="Heading_20_4" text:outline-level="4"><text:span text:style-name="Strong_20_Emphasis">Expansion: International Regulations for Currency Conversion Disputes</text:span></text:h>
      <text:p text:style-name="Text_20_body">In cross-border transactions, compliance with local and international regulations like <text:span text:style-name="Strong_20_Emphasis">PSD2</text:span> and <text:span text:style-name="Strong_20_Emphasis">GDPR</text:span> ensures that merchants provide the correct currency conversion information and gain explicit customer consent.</text:p>
      <text:list text:style-name="L48">
        <text:list-item>
          <text:p text:style-name="P52"><text:span text:style-name="Strong_20_Emphasis">DCC (Dynamic Currency Conversion)</text:span> disputes are especially prone to <text:span text:style-name="Strong_20_Emphasis">international chargebacks</text:span>, where laws such as <text:span text:style-name="Strong_20_Emphasis">PSD2</text:span> impose strict guidelines on customer transparency and consent.</text:p>
        </text:list-item>
      </text:list>
      <text:h text:style-name="Heading_20_4" text:outline-level="4"><text:span text:style-name="Strong_20_Emphasis">Practical Advice Expansion</text:span>:</text:h>
      <text:list text:style-name="L49">
        <text:list-item>
          <text:p text:style-name="P53"><text:span text:style-name="Strong_20_Emphasis">Experts</text:span>: Ensure <text:span text:style-name="Strong_20_Emphasis">cross-border transactions</text:span> comply with specific international regulations such as <text:span text:style-name="Strong_20_Emphasis">PSD2</text:span>, ensuring transparency for dynamic currency conversion practices.</text:p>
        </text:list-item>
        <text:list-item>
          <text:p text:style-name="P53"><text:span text:style-name="Strong_20_Emphasis">Developers</text:span>: Provide real-time conversion rates and <text:span text:style-name="Strong_20_Emphasis">explicit customer consent prompts</text:span> for currency changes to comply with international requirements.</text:p>
        </text:list-item>
      </text:list>
      <text:p text:style-name="Text_20_body"/>
      <text:p text:style-name="Horizontal_20_Line"/>
      <text:h text:style-name="Heading_20_3" text:outline-level="3"><text:span text:style-name="Strong_20_Emphasis">IX. Processing Errors - Late Presentment</text:span></text:h>
      <text:h text:style-name="Heading_20_4" text:outline-level="4"><text:span text:style-name="Strong_20_Emphasis">Explanation</text:span>:</text:h>
      <text:p text:style-name="Text_20_body">A <text:span text:style-name="Strong_20_Emphasis">late presentment</text:span> chargeback occurs when a merchant submits a transaction to the issuing bank <text:span text:style-name="Strong_20_Emphasis">after the allowable time frame</text:span> specified by the card network (e.g., Visa, MasterCard). This can result in the cardholder disputing the charge due to the delay.</text:p>
      <text:h text:style-name="Heading_20_4" text:outline-level="4"><text:span text:style-name="Strong_20_Emphasis">Actors</text:span>:</text:h>
      <text:list text:style-name="L50">
        <text:list-item>
          <text:p text:style-name="P54"><text:span text:style-name="Strong_20_Emphasis">Cardholder</text:span>: May not recognize the delayed charge or may have insufficient funds.</text:p>
        </text:list-item>
        <text:list-item>
          <text:p text:style-name="P54"><text:span text:style-name="Strong_20_Emphasis">Merchant</text:span>: Submits the transaction late.</text:p>
        </text:list-item>
        <text:list-item>
          <text:p text:style-name="P54"><text:span text:style-name="Strong_20_Emphasis">Issuing Bank</text:span>: Processes the chargeback due to late presentment.</text:p>
        </text:list-item>
      </text:list>
      <text:h text:style-name="Heading_20_4" text:outline-level="4"><text:span text:style-name="Strong_20_Emphasis">Fraud Risk</text:span>:</text:h>
      <text:list text:style-name="L51">
        <text:list-item>
          <text:p text:style-name="P55"><text:span text:style-name="Strong_20_Emphasis">Merchant</text:span>: Delayed submission might be seen as suspicious or could be due to attempting to process expired authorizations.</text:p>
        </text:list-item>
        <text:list-item>
          <text:p text:style-name="P55"><text:span text:style-name="Strong_20_Emphasis">Cardholder</text:span>: Could exploit delays to dispute legitimate charges.</text:p>
        </text:list-item>
      </text:list>
      <text:h text:style-name="Heading_20_4" text:outline-level="4"><text:span text:style-name="Strong_20_Emphasis">Errors</text:span>:</text:h>
      <text:list text:style-name="L52">
        <text:list-item>
          <text:p text:style-name="P56">Merchant's <text:span text:style-name="Strong_20_Emphasis">delay in submitting transactions</text:span> violates network rules.</text:p>
        </text:list-item>
        <text:list-item>
          <text:p text:style-name="P56">Technical issues causing batch processing delays.</text:p>
        </text:list-item>
      </text:list>
      <text:h text:style-name="Heading_20_4" text:outline-level="4"><text:soft-page-break/><text:span text:style-name="Strong_20_Emphasis">Prevention</text:span>:</text:h>
      <text:list text:style-name="L53">
        <text:list-item>
          <text:p text:style-name="P57">Merchants should <text:span text:style-name="Strong_20_Emphasis">promptly submit transactions</text:span> within the required timeframes, typically within 1-3 business days.</text:p>
        </text:list-item>
        <text:list-item>
          <text:p text:style-name="P57"><text:span text:style-name="Strong_20_Emphasis">Monitor systems</text:span> for processing delays and address technical issues immediately.</text:p>
        </text:list-item>
      </text:list>
      <text:h text:style-name="Heading_20_4" text:outline-level="4"><text:span text:style-name="Strong_20_Emphasis">Practical Advice</text:span>:</text:h>
      <text:list text:style-name="L54">
        <text:list-item>
          <text:p text:style-name="P58"><text:span text:style-name="Strong_20_Emphasis">Customer Support Agents</text:span>:</text:p>
          <text:list>
            <text:list-item>
              <text:p text:style-name="P58">Check transaction dates when handling disputes to verify if late presentment applies.</text:p>
            </text:list-item>
            <text:list-item>
              <text:p text:style-name="P58">Communicate with merchants about timely submission policies.</text:p>
            </text:list-item>
          </text:list>
        </text:list-item>
        <text:list-item>
          <text:p text:style-name="P58"><text:span text:style-name="Strong_20_Emphasis">Developers</text:span>:</text:p>
          <text:list>
            <text:list-item>
              <text:p text:style-name="P58">Implement systems that <text:span text:style-name="Strong_20_Emphasis">enforce transaction submission deadlines</text:span>.</text:p>
            </text:list-item>
            <text:list-item>
              <text:p text:style-name="P58">Provide alerts for transactions approaching the time limit.</text:p>
            </text:list-item>
          </text:list>
        </text:list-item>
        <text:list-item>
          <text:p text:style-name="P58"><text:span text:style-name="Strong_20_Emphasis">Experts</text:span>:</text:p>
          <text:list>
            <text:list-item>
              <text:p text:style-name="P58">Merchants should establish internal procedures to ensure timely transaction processing.</text:p>
            </text:list-item>
            <text:list-item>
              <text:p text:style-name="P58">Regularly review processing logs to detect and rectify submission delays.</text:p>
            </text:list-item>
          </text:list>
        </text:list-item>
      </text:list>
      <text:h text:style-name="Heading_20_4" text:outline-level="4"><text:span text:style-name="Strong_20_Emphasis">Expansion: ODR/ADR Integration in Late Presentment Cases</text:span></text:h>
      <text:p text:style-name="Text_20_body"><text:span text:style-name="Strong_20_Emphasis">ODR</text:span> and <text:span text:style-name="Strong_20_Emphasis">ADR</text:span> can offer resolutions for <text:span text:style-name="Strong_20_Emphasis">late presentment</text:span> issues, especially when small amounts or disputed transactions would otherwise escalate to lengthy legal disputes. These processes can help mediate acceptable outcomes for both merchants and cardholders.</text:p>
      <text:h text:style-name="Heading_20_4" text:outline-level="4"><text:span text:style-name="Strong_20_Emphasis">Practical Advice Expansion</text:span>:</text:h>
      <text:list text:style-name="L55">
        <text:list-item>
          <text:p text:style-name="P59"><text:span text:style-name="Strong_20_Emphasis">Customer Support Agents</text:span>: Suggest <text:span text:style-name="Strong_20_Emphasis">ADR</text:span> or <text:span text:style-name="Strong_20_Emphasis">ODR</text:span> to both merchants and cardholders for faster resolutions in late presentment disputes.</text:p>
        </text:list-item>
        <text:list-item>
          <text:p text:style-name="P59"><text:span text:style-name="Strong_20_Emphasis">Experts</text:span>: Consider utilizing ODR platforms for <text:span text:style-name="Strong_20_Emphasis">cross-border late presentment disputes</text:span> where legal systems differ significantly.</text:p>
        </text:list-item>
      </text:list>
      <text:p text:style-name="Text_20_body"/>
      <text:p text:style-name="Horizontal_20_Line"/>
      <text:h text:style-name="Heading_20_3" text:outline-level="3"><text:span text:style-name="Strong_20_Emphasis">X. Fraud - Monitored Merchant or Card</text:span></text:h>
      <text:h text:style-name="Heading_20_4" text:outline-level="4"><text:span text:style-name="Strong_20_Emphasis">Explanation</text:span>:</text:h>
      <text:p text:style-name="Text_20_body">This chargeback occurs when either the <text:span text:style-name="Strong_20_Emphasis">card</text:span> used in a transaction or the <text:span text:style-name="Strong_20_Emphasis">merchant</text:span> is flagged by a card association's <text:span text:style-name="Strong_20_Emphasis">monitoring program</text:span> (e.g., Visa's or MasterCard's "hotlist"). The transaction is considered high-risk because it involves a card or merchant that has been associated with fraudulent activity.</text:p>
      <text:h text:style-name="Heading_20_4" text:outline-level="4"><text:soft-page-break/><text:span text:style-name="Strong_20_Emphasis">Actors</text:span>:</text:h>
      <text:list text:style-name="L56">
        <text:list-item>
          <text:p text:style-name="P60"><text:span text:style-name="Strong_20_Emphasis">Cardholder</text:span>: May be unaware that their card has been compromised.</text:p>
        </text:list-item>
        <text:list-item>
          <text:p text:style-name="P60"><text:span text:style-name="Strong_20_Emphasis">Merchant</text:span>: May be flagged due to suspicious activity or association with fraud.</text:p>
        </text:list-item>
        <text:list-item>
          <text:p text:style-name="P60"><text:span text:style-name="Strong_20_Emphasis">Issuing Bank</text:span>: Flags the card or monitors the merchant due to detected fraudulent patterns.</text:p>
        </text:list-item>
        <text:list-item>
          <text:p text:style-name="P60"><text:span text:style-name="Strong_20_Emphasis">Acquiring Bank</text:span>: May be involved if the merchant is under scrutiny.</text:p>
        </text:list-item>
      </text:list>
      <text:h text:style-name="Heading_20_4" text:outline-level="4"><text:span text:style-name="Strong_20_Emphasis">Fraud Risk</text:span>:</text:h>
      <text:list text:style-name="L57">
        <text:list-item>
          <text:p text:style-name="P61"><text:span text:style-name="Strong_20_Emphasis">Cardholder</text:span>: Their card may have been compromised without their knowledge.</text:p>
        </text:list-item>
        <text:list-item>
          <text:p text:style-name="P61"><text:span text:style-name="Strong_20_Emphasis">Merchant</text:span>: Could be involved in fraudulent activities or may be a victim of fraud themselves.</text:p>
        </text:list-item>
      </text:list>
      <text:h text:style-name="Heading_20_4" text:outline-level="4"><text:span text:style-name="Strong_20_Emphasis">Errors</text:span>:</text:h>
      <text:list text:style-name="L58">
        <text:list-item>
          <text:p text:style-name="P62"><text:span text:style-name="Strong_20_Emphasis">Merchant</text:span>: Fails to recognize that they are being monitored and continues to process transactions without addressing underlying issues.</text:p>
        </text:list-item>
        <text:list-item>
          <text:p text:style-name="P62"><text:span text:style-name="Strong_20_Emphasis">Payment Processor</text:span>: May not notify the merchant promptly about the monitoring status.</text:p>
        </text:list-item>
      </text:list>
      <text:h text:style-name="Heading_20_4" text:outline-level="4"><text:span text:style-name="Strong_20_Emphasis">Prevention</text:span>:</text:h>
      <text:list text:style-name="L59">
        <text:list-item>
          <text:p text:style-name="P63"><text:span text:style-name="Strong_20_Emphasis">Merchants</text:span> should maintain accurate records and <text:span text:style-name="Strong_20_Emphasis">monitor their transactions</text:span> for any suspicious activity.</text:p>
        </text:list-item>
        <text:list-item>
          <text:p text:style-name="P63"><text:span text:style-name="Strong_20_Emphasis">Cardholders</text:span> should regularly check their statements for unauthorized transactions.</text:p>
        </text:list-item>
      </text:list>
      <text:h text:style-name="Heading_20_4" text:outline-level="4"><text:span text:style-name="Strong_20_Emphasis">Practical Advice</text:span>:</text:h>
      <text:list text:style-name="L60">
        <text:list-item>
          <text:p text:style-name="P64"><text:span text:style-name="Strong_20_Emphasis">Customer Support Agents</text:span>:</text:p>
          <text:list>
            <text:list-item>
              <text:p text:style-name="P64">Inform merchants if they are flagged and guide them on steps to resolve the issue.</text:p>
            </text:list-item>
            <text:list-item>
              <text:p text:style-name="P64">Assist cardholders in securing their accounts if their card is compromised.</text:p>
            </text:list-item>
          </text:list>
        </text:list-item>
        <text:list-item>
          <text:p text:style-name="P64"><text:span text:style-name="Strong_20_Emphasis">Developers</text:span>:</text:p>
          <text:list>
            <text:list-item>
              <text:p text:style-name="P64">Implement alerts for transactions involving monitored cards or merchants.</text:p>
            </text:list-item>
            <text:list-item>
              <text:p text:style-name="P64">Enhance security measures to detect and prevent fraudulent activities.</text:p>
            </text:list-item>
          </text:list>
        </text:list-item>
        <text:list-item>
          <text:p text:style-name="P64"><text:span text:style-name="Strong_20_Emphasis">Experts</text:span>:</text:p>
          <text:list>
            <text:list-item>
              <text:p text:style-name="P64">Merchants should comply with industry regulations and maintain good standing with card associations.</text:p>
            </text:list-item>
            <text:list-item>
              <text:p text:style-name="P64">Regularly audit transaction processes to identify and mitigate risks.</text:p>
            </text:list-item>
          </text:list>
        </text:list-item>
      </text:list>
      <text:h text:style-name="Heading_20_4" text:outline-level="4"><text:span text:style-name="Strong_20_Emphasis">Expansion: Real-Time Fraud Detection on Monitored Merchants</text:span></text:h>
      <text:p text:style-name="Text_20_body">Merchants flagged by card networks should be immediately placed under <text:span text:style-name="Strong_20_Emphasis">heightened real-time fraud monitoring</text:span>. This allows payment processors to detect further suspicious activity early and prevent downstream fraudulent activity.</text:p>
      <text:h text:style-name="Heading_20_4" text:outline-level="4"><text:soft-page-break/><text:span text:style-name="Strong_20_Emphasis">Practical Advice Expansion</text:span>:</text:h>
      <text:list text:style-name="L61">
        <text:list-item>
          <text:p text:style-name="P65"><text:span text:style-name="Strong_20_Emphasis">Payment Processors</text:span>: Implement <text:span text:style-name="Strong_20_Emphasis">real-time fraud detection systems</text:span> that prioritize transactions flagged as suspicious or linked to monitored merchants.</text:p>
        </text:list-item>
        <text:list-item>
          <text:p text:style-name="P65"><text:span text:style-name="Strong_20_Emphasis">Developers</text:span>: Build systems to track merchants on monitoring lists and set alerts to flag high-risk transactions.</text:p>
        </text:list-item>
      </text:list>
      <text:p text:style-name="Text_20_body"/>
      <text:p text:style-name="Horizontal_20_Line"/>
      <text:h text:style-name="Heading_20_3" text:outline-level="3"><text:span text:style-name="Strong_20_Emphasis"/></text:h>
      <text:h text:style-name="Heading_20_3" text:outline-level="3"><text:span text:style-name="Strong_20_Emphasis">XI. Fraud - Fraudulent Processing</text:span></text:h>
      <text:h text:style-name="Heading_20_4" text:outline-level="4"><text:span text:style-name="Strong_20_Emphasis">Explanation</text:span>:</text:h>
      <text:p text:style-name="Text_20_body">This chargeback occurs when a merchant processes transactions in a <text:span text:style-name="Strong_20_Emphasis">fraudulent manner</text:span>. This can include:</text:p>
      <text:list text:style-name="L62">
        <text:list-item>
          <text:p text:style-name="P66"><text:span text:style-name="Strong_20_Emphasis">Processing multiple transactions</text:span> without the cardholder's consent.</text:p>
        </text:list-item>
        <text:list-item>
          <text:p text:style-name="P66"><text:span text:style-name="Strong_20_Emphasis">Altering transaction amounts</text:span> after authorization.</text:p>
        </text:list-item>
        <text:list-item>
          <text:p text:style-name="P66"><text:span text:style-name="Strong_20_Emphasis">Submitting transactions</text:span> that were not authorized by the cardholder.</text:p>
        </text:list-item>
      </text:list>
      <text:h text:style-name="Heading_20_4" text:outline-level="4"><text:span text:style-name="Strong_20_Emphasis">Actors</text:span>:</text:h>
      <text:list text:style-name="L63">
        <text:list-item>
          <text:p text:style-name="P67"><text:span text:style-name="Strong_20_Emphasis">Cardholder</text:span>: May notice unauthorized or multiple charges.</text:p>
        </text:list-item>
        <text:list-item>
          <text:p text:style-name="P67"><text:span text:style-name="Strong_20_Emphasis">Merchant</text:span>: Processes transactions fraudulently.</text:p>
        </text:list-item>
        <text:list-item>
          <text:p text:style-name="P67"><text:span text:style-name="Strong_20_Emphasis">Issuing Bank</text:span>: Handles the chargeback and investigates the fraudulent activity.</text:p>
        </text:list-item>
      </text:list>
      <text:h text:style-name="Heading_20_4" text:outline-level="4"><text:span text:style-name="Strong_20_Emphasis">Fraud Risk</text:span>:</text:h>
      <text:list text:style-name="L64">
        <text:list-item>
          <text:p text:style-name="P68"><text:span text:style-name="Strong_20_Emphasis">Merchant</text:span>: Engages in fraudulent processing, intentionally or due to poor practices.</text:p>
        </text:list-item>
        <text:list-item>
          <text:p text:style-name="P68"><text:span text:style-name="Strong_20_Emphasis">Cardholder</text:span>: Suffers unauthorized charges, leading to financial loss.</text:p>
        </text:list-item>
      </text:list>
      <text:h text:style-name="Heading_20_4" text:outline-level="4"><text:span text:style-name="Strong_20_Emphasis">Errors</text:span>:</text:h>
      <text:list text:style-name="L65">
        <text:list-item>
          <text:p text:style-name="P69"><text:span text:style-name="Strong_20_Emphasis">Merchant</text:span>: Processes duplicate or additional transactions without proper authorization.</text:p>
        </text:list-item>
        <text:list-item>
          <text:p text:style-name="P69"><text:span text:style-name="Strong_20_Emphasis">Payment Processor</text:span>: Fails to detect unusual transaction patterns.</text:p>
        </text:list-item>
      </text:list>
      <text:h text:style-name="Heading_20_4" text:outline-level="4"><text:span text:style-name="Strong_20_Emphasis">Prevention</text:span>:</text:h>
      <text:list text:style-name="L66">
        <text:list-item>
          <text:p text:style-name="P70">Merchants should ensure all transactions are properly authorized and match the cardholder's intent.</text:p>
        </text:list-item>
        <text:list-item>
          <text:p text:style-name="P70">Implement <text:span text:style-name="Strong_20_Emphasis">transaction monitoring systems</text:span> to detect anomalies.</text:p>
        </text:list-item>
      </text:list>
      <text:h text:style-name="Heading_20_4" text:outline-level="4"><text:span text:style-name="Strong_20_Emphasis">Practical Advice</text:span>:</text:h>
      <text:list text:style-name="L67">
        <text:list-item>
          <text:p text:style-name="P71"><text:span text:style-name="Strong_20_Emphasis">Customer Support Agents</text:span>:</text:p>
          <text:list>
            <text:list-item>
              <text:p text:style-name="P71"><text:soft-page-break/>Investigate claims of unauthorized or duplicate charges promptly.</text:p>
            </text:list-item>
            <text:list-item>
              <text:p text:style-name="P71">Assist cardholders in securing their accounts and reversing fraudulent charges.</text:p>
            </text:list-item>
          </text:list>
        </text:list-item>
        <text:list-item>
          <text:p text:style-name="P71"><text:span text:style-name="Strong_20_Emphasis">Developers</text:span>:</text:p>
          <text:list>
            <text:list-item>
              <text:p text:style-name="P71">Build systems that flag unusual transaction activity, such as multiple transactions in a short period.</text:p>
            </text:list-item>
            <text:list-item>
              <text:p text:style-name="P71">Implement safeguards against altering transaction amounts post-authorization.</text:p>
            </text:list-item>
          </text:list>
        </text:list-item>
        <text:list-item>
          <text:p text:style-name="P71"><text:span text:style-name="Strong_20_Emphasis">Experts</text:span>:</text:p>
          <text:list>
            <text:list-item>
              <text:p text:style-name="P71">Merchants should adhere strictly to transaction processing guidelines.</text:p>
            </text:list-item>
            <text:list-item>
              <text:p text:style-name="P71">Regular staff training on ethical transaction processing practices.</text:p>
            </text:list-item>
          </text:list>
        </text:list-item>
      </text:list>
      <text:h text:style-name="Heading_20_4" text:outline-level="4"><text:span text:style-name="Strong_20_Emphasis">Expansion: Payment Processor Involvement</text:span></text:h>
      <text:p text:style-name="Text_20_body">Payment processors must take a more active role in preventing <text:span text:style-name="Strong_20_Emphasis">fraudulent processing</text:span> by offering <text:span text:style-name="Strong_20_Emphasis">merchant education</text:span> on ethical practices and how to properly handle customer data.</text:p>
      <text:list text:style-name="L68">
        <text:list-item>
          <text:p text:style-name="P72">They should also offer tools that can detect <text:span text:style-name="Strong_20_Emphasis">multiple suspicious transactions</text:span> from the same merchant within a short time frame, ensuring that fraudulent processing is stopped at the source.</text:p>
        </text:list-item>
      </text:list>
      <text:h text:style-name="Heading_20_4" text:outline-level="4"><text:span text:style-name="Strong_20_Emphasis">Practical Advice Expansion</text:span>:</text:h>
      <text:list text:style-name="L69">
        <text:list-item>
          <text:p text:style-name="P73"><text:span text:style-name="Strong_20_Emphasis">Payment Processors</text:span>: Offer <text:span text:style-name="Strong_20_Emphasis">training programs</text:span> for merchants to reduce the chances of fraudulent processing through education on compliance and best practices.</text:p>
        </text:list-item>
        <text:list-item>
          <text:p text:style-name="P73"><text:span text:style-name="Strong_20_Emphasis">Experts</text:span>: Provide tools that highlight transaction anomalies, such as <text:span text:style-name="Strong_20_Emphasis">multiple charges</text:span> from the same merchant, for further investigation.</text:p>
        </text:list-item>
      </text:list>
      <text:p text:style-name="Text_20_body"/>
      <text:p text:style-name="Horizontal_20_Line"/>
      <text:h text:style-name="Heading_20_3" text:outline-level="3"><text:span text:style-name="Strong_20_Emphasis">XII. Authorization - Invalid Information</text:span></text:h>
      <text:h text:style-name="Heading_20_4" text:outline-level="4"><text:span text:style-name="Strong_20_Emphasis">Explanation</text:span>:</text:h>
      <text:p text:style-name="Text_20_body">This chargeback occurs when a transaction is processed with <text:span text:style-name="Strong_20_Emphasis">invalid authorization information</text:span>, such as:</text:p>
      <text:list text:style-name="L70">
        <text:list-item>
          <text:p text:style-name="P74">Using outdated authorization codes.</text:p>
        </text:list-item>
        <text:list-item>
          <text:p text:style-name="P74">Processing transactions with incorrect account numbers.</text:p>
        </text:list-item>
        <text:list-item>
          <text:p text:style-name="P74">Authorization obtained does not match transaction details.</text:p>
        </text:list-item>
      </text:list>
      <text:h text:style-name="Heading_20_4" text:outline-level="4"><text:span text:style-name="Strong_20_Emphasis">Actors</text:span>:</text:h>
      <text:list text:style-name="L71">
        <text:list-item>
          <text:p text:style-name="P75"><text:span text:style-name="Strong_20_Emphasis">Cardholder</text:span>: May be unaware but could notice discrepancies in their statement.</text:p>
        </text:list-item>
        <text:list-item>
          <text:p text:style-name="P75"><text:span text:style-name="Strong_20_Emphasis">Merchant</text:span>: Processes the transaction with invalid or mismatched authorization information.</text:p>
        </text:list-item>
        <text:list-item>
          <text:p text:style-name="P75"><text:soft-page-break/><text:span text:style-name="Strong_20_Emphasis">Issuing Bank</text:span>: Detects invalid authorization and processes the chargeback.</text:p>
        </text:list-item>
      </text:list>
      <text:h text:style-name="Heading_20_4" text:outline-level="4"><text:span text:style-name="Strong_20_Emphasis">Fraud Risk</text:span>:</text:h>
      <text:list text:style-name="L72">
        <text:list-item>
          <text:p text:style-name="P76"><text:span text:style-name="Strong_20_Emphasis">Merchant</text:span>: May attempt to process transactions without proper authorization, possibly due to negligence or intent to deceive.</text:p>
        </text:list-item>
        <text:list-item>
          <text:p text:style-name="P76"><text:span text:style-name="Strong_20_Emphasis">Cardholder</text:span>: Could face unauthorized charges due to invalid transaction processing.</text:p>
        </text:list-item>
      </text:list>
      <text:h text:style-name="Heading_20_4" text:outline-level="4"><text:span text:style-name="Strong_20_Emphasis">Errors</text:span>:</text:h>
      <text:list text:style-name="L73">
        <text:list-item>
          <text:p text:style-name="P77">Authorization code used is invalid or does not correspond to the transaction.</text:p>
        </text:list-item>
        <text:list-item>
          <text:p text:style-name="P77">Merchant processes a transaction after authorization has expired.</text:p>
        </text:list-item>
      </text:list>
      <text:h text:style-name="Heading_20_4" text:outline-level="4"><text:span text:style-name="Strong_20_Emphasis">Prevention</text:span>:</text:h>
      <text:list text:style-name="L74">
        <text:list-item>
          <text:p text:style-name="P78">Always obtain <text:span text:style-name="Strong_20_Emphasis">valid and current authorization codes</text:span> for each transaction.</text:p>
        </text:list-item>
        <text:list-item>
          <text:p text:style-name="P78">Ensure that authorization details match the transaction amount and account information.</text:p>
        </text:list-item>
      </text:list>
      <text:h text:style-name="Heading_20_4" text:outline-level="4"><text:span text:style-name="Strong_20_Emphasis">Practical Advice</text:span>:</text:h>
      <text:list text:style-name="L75">
        <text:list-item>
          <text:p text:style-name="P79"><text:span text:style-name="Strong_20_Emphasis">Customer Support Agents</text:span>:</text:p>
          <text:list>
            <text:list-item>
              <text:p text:style-name="P79">Verify that the authorization information is valid and corresponds to the transaction details.</text:p>
            </text:list-item>
            <text:list-item>
              <text:p text:style-name="P79">Educate merchants on the importance of using correct authorization information.</text:p>
            </text:list-item>
          </text:list>
        </text:list-item>
        <text:list-item>
          <text:p text:style-name="P79"><text:span text:style-name="Strong_20_Emphasis">Developers</text:span>:</text:p>
          <text:list>
            <text:list-item>
              <text:p text:style-name="P79">Implement checks to <text:span text:style-name="Strong_20_Emphasis">validate authorization codes</text:span> before transaction completion.</text:p>
            </text:list-item>
            <text:list-item>
              <text:p text:style-name="P79">Set alerts for expired or mismatched authorization data.</text:p>
            </text:list-item>
          </text:list>
        </text:list-item>
        <text:list-item>
          <text:p text:style-name="P79"><text:span text:style-name="Strong_20_Emphasis">Experts</text:span>:</text:p>
          <text:list>
            <text:list-item>
              <text:p text:style-name="P79">Merchants should routinely audit their authorization processes to ensure compliance.</text:p>
            </text:list-item>
            <text:list-item>
              <text:p text:style-name="P79">Provide training to staff on the importance of accurate authorization handling.</text:p>
            </text:list-item>
          </text:list>
        </text:list-item>
      </text:list>
      <text:h text:style-name="Heading_20_4" text:outline-level="4"><text:span text:style-name="Strong_20_Emphasis">Expansion: Real-Time Fraud Monitoring for Invalid Authorization</text:span></text:h>
      <text:p text:style-name="Text_20_body">Payment processors and merchants alike should utilize <text:span text:style-name="Strong_20_Emphasis">real-time authorization monitoring</text:span> systems to detect invalid or outdated information early, preventing it from entering the system.</text:p>
      <text:h text:style-name="Heading_20_4" text:outline-level="4"><text:span text:style-name="Strong_20_Emphasis">Practical Advice Expansion</text:span>:</text:h>
      <text:list text:style-name="L76">
        <text:list-item>
          <text:p text:style-name="P80"><text:span text:style-name="Strong_20_Emphasis">Developers</text:span>: Integrate <text:span text:style-name="Strong_20_Emphasis">real-time fraud detection algorithms</text:span> that verify the validity of all authorizations before they are processed.</text:p>
        </text:list-item>
        <text:list-item>
          <text:p text:style-name="P80"><text:span text:style-name="Strong_20_Emphasis">Experts</text:span>: Train merchants to update and validate all authorization information to reduce chargebacks from invalid authorizations.</text:p>
        </text:list-item>
      </text:list>
      <text:p text:style-name="Text_20_body"/>
      <text:p text:style-name="Horizontal_20_Line"><text:span text:style-name="Strong_20_Emphasis"/></text:p>
      <text:h text:style-name="Heading_20_3" text:outline-level="3"><text:soft-page-break/><text:span text:style-name="Strong_20_Emphasis">XIII. Merchant Education and Training</text:span></text:h>
      <text:p text:style-name="Text_20_body"><text:span text:style-name="Strong_20_Emphasis">Merchant education</text:span> is critical to avoiding chargebacks, fraud, and errors in the payment process. Payment processors should develop programs to teach merchants how to <text:span text:style-name="Strong_20_Emphasis">recognize fraud</text:span>, <text:span text:style-name="Strong_20_Emphasis">comply with international regulations</text:span>, and <text:span text:style-name="Strong_20_Emphasis">process transactions correctly</text:span>.</text:p>
      <text:h text:style-name="Heading_20_4" text:outline-level="4"><text:span text:style-name="Strong_20_Emphasis">Practical Advice Expansion</text:span>:</text:h>
      <text:list text:style-name="L77">
        <text:list-item>
          <text:p text:style-name="P81"><text:span text:style-name="Strong_20_Emphasis">Experts</text:span>: Develop <text:span text:style-name="Strong_20_Emphasis">chargeback prevention guides</text:span> and workshops for merchants, tailored to specific industries prone to disputes.</text:p>
        </text:list-item>
        <text:list-item>
          <text:p text:style-name="P81"><text:span text:style-name="Strong_20_Emphasis">Payment Processors</text:span>: Regularly conduct <text:span text:style-name="Strong_20_Emphasis">training sessions</text:span> for merchants to improve understanding of chargeback management and compliance with evolving regulations.</text:p>
        </text:list-item>
      </text:list>
      <text:p text:style-name="Text_20_body"/>
      <text:p text:style-name="Horizontal_20_Line"/>
      <text:h text:style-name="Heading_20_3" text:outline-level="3"><text:span text:style-name="Strong_20_Emphasis">XIV. Practical Scenarios</text:span></text:h>
      <text:p text:style-name="Text_20_body"/>
      <text:list text:style-name="L78">
        <text:list-item>
          <text:p text:style-name="P82"><text:span text:style-name="Strong_20_Emphasis">Not Authorized/Recognized (Fraud)</text:span>​:</text:p>
          <text:list>
            <text:list-item>
              <text:p text:style-name="P82"><text:span text:style-name="Strong_20_Emphasis">Scenario</text:span>: Alice buys a handbag from an online store, but the transaction description shows "ABC Retailers," a parent company she doesn’t recognize. She disputes the $120 charge, thinking it’s fraud. The merchant then provides proof of purchase, including delivery confirmation and an AVS (Address Verification Service) match, showing the order was shipped to her address.</text:p>
            </text:list-item>
            <text:list-item>
              <text:p text:style-name="P82"><text:span text:style-name="Strong_20_Emphasis">Outcome</text:span>: Alice realizes the charge is legitimate, and the dispute is dropped. </text:p>
            </text:list-item>
          </text:list>
        </text:list-item>
        <text:list-item>
          <text:p text:style-name="P82"><text:span text:style-name="Strong_20_Emphasis">Monitored Merchant or Card (Fraud)</text:span>​:</text:p>
          <text:list>
            <text:list-item>
              <text:p text:style-name="P82"><text:span text:style-name="Strong_20_Emphasis">Scenario</text:span>: Bob buys software from a merchant online, but the card he uses is flagged as part of a fraud monitoring program. Unknown to Bob, his card information was previously compromised and added to a “hot list.” A chargeback occurs because the issuing bank has flagged the card as fraudulent, even though Bob authorized the transaction.</text:p>
            </text:list-item>
            <text:list-item>
              <text:p text:style-name="P82"><text:span text:style-name="Strong_20_Emphasis">Outcome</text:span>: The bank refunds the charge to Bob, and the merchant must deal with the flagged card or accept the chargeback. </text:p>
            </text:list-item>
          </text:list>
        </text:list-item>
        <text:list-item>
          <text:p text:style-name="P82"><text:span text:style-name="Strong_20_Emphasis">Fraudulent Processing (Fraud)</text:span>:</text:p>
          <text:list>
            <text:list-item>
              <text:p text:style-name="P82"><text:span text:style-name="Strong_20_Emphasis">Scenario</text:span>: Cathy purchases a subscription to an online magazine for $15. However, the merchant accidentally charges her credit card three times, resulting in three charges of $15 within minutes. Cathy notices the duplicate charges and disputes them, claiming she only authorized one transaction.</text:p>
            </text:list-item>
            <text:list-item>
              <text:p text:style-name="P82"><text:span text:style-name="Strong_20_Emphasis">Outcome</text:span>: The merchant provides documentation showing the error and refunds the duplicate charges. </text:p>
            </text:list-item>
          </text:list>
        </text:list-item>
      </text:list>
      <text:list text:style-name="L80">
        <text:list-item>
          <text:p text:style-name="P83"><text:soft-page-break/><text:span text:style-name="Strong_20_Emphasis">Missing/Declined Authorization</text:span>:</text:p>
          <text:list>
            <text:list-item>
              <text:p text:style-name="P83"><text:span text:style-name="Strong_20_Emphasis">Scenario</text:span>: David dines at a restaurant and leaves a $10 tip on his $50 meal. The server doesn’t reauthorize the payment for the new total of $60 and instead processes the original $50 authorization. A few days later, the restaurant adds the $10 without obtaining authorization for it. David notices the extra charge and disputes it.</text:p>
            </text:list-item>
            <text:list-item>
              <text:p text:style-name="P83"><text:span text:style-name="Strong_20_Emphasis">Outcome</text:span>: The chargeback is upheld because the restaurant didn’t follow authorization rules for the additional tip amount. </text:p>
            </text:list-item>
          </text:list>
        </text:list-item>
      </text:list>
      <text:p text:style-name="P3"/>
      <text:list text:continue-numbering="true" text:style-name="L80">
        <text:list-item>
          <text:p text:style-name="P83"><text:span text:style-name="Strong_20_Emphasis">Card in Recovery/Lost/Stolen</text:span>​:</text:p>
          <text:list>
            <text:list-item>
              <text:p text:style-name="P83"><text:span text:style-name="Strong_20_Emphasis">Scenario</text:span>: Emma loses her wallet, including her credit card. She immediately reports the card as lost to her bank. However, a few hours after reporting it, a transaction for $200 appears on her account from a local store. It turns out that the merchant processed the transaction manually, disregarding the bank’s declined authorization notice.</text:p>
            </text:list-item>
            <text:list-item>
              <text:p text:style-name="P83"><text:span text:style-name="Strong_20_Emphasis">Outcome</text:span>: Emma disputes the charge, and the bank issues a chargeback since the transaction should not have been processed. </text:p>
              <text:p text:style-name="P83"/>
            </text:list-item>
          </text:list>
        </text:list-item>
        <text:list-item>
          <text:p text:style-name="P83"><text:span text:style-name="Strong_20_Emphasis">Invalid Information (Authorization)</text:span>​:</text:p>
          <text:list>
            <text:list-item>
              <text:p text:style-name="P83"><text:span text:style-name="Strong_20_Emphasis">Scenario</text:span>: Frank is flying and uses his credit card to purchase in-flight Wi-Fi for $9.99. The plane’s point-of-sale system processes the payment offline due to a weak connection. Later, the card issuer can’t find Frank’s account details, and the transaction fails when uploaded to the system. Frank disputes the charge as fraudulent because his account couldn’t be verified.</text:p>
            </text:list-item>
            <text:list-item>
              <text:p text:style-name="P83"><text:span text:style-name="Strong_20_Emphasis">Outcome</text:span>: The merchant cannot provide valid authorization, leading to a successful chargeback for Frank. </text:p>
            </text:list-item>
          </text:list>
        </text:list-item>
      </text:list>
      <text:p text:style-name="P3"><text:span text:style-name="Strong_20_Emphasis"/></text:p>
      <text:h text:style-name="Heading_20_3" text:outline-level="3"><text:span text:style-name="Strong_20_Emphasis"><text:span text:style-name="T3">O</text:span></text:span><text:span text:style-name="Strong_20_Emphasis">verbooking</text:span></text:h>
      <text:p text:style-name="Text_20_body"><text:span text:style-name="Strong_20_Emphasis"/></text:p>
      <text:p text:style-name="P3">The situation where multiple seats are booked on a flight, but one seat is later unavailable due to overbooking—can indeed lead to a complex chargeback scenario, especially when the payment was made in one lump sum. Here’s a detailed explanation of how such chargebacks might be handled, including possible scenarios and mechanisms involved:</text:p>
      <text:h text:style-name="Heading_20_4" text:outline-level="4"><text:span text:style-name="Strong_20_Emphasis">Scenario 1: Partial Refund Initiated by the Airline</text:span></text:h>
      <text:list text:style-name="L81">
        <text:list-item>
          <text:p text:style-name="P84"><text:span text:style-name="Strong_20_Emphasis">Situation</text:span>: You book four seats for a flight in one transaction. The airline later realizes they only have three seats available and informs you that one seat must be canceled. The airline agrees to refund the cost of one seat.</text:p>
        </text:list-item>
        <text:list-item>
          <text:p text:style-name="P84"><text:soft-page-break/><text:span text:style-name="Strong_20_Emphasis">Mechanism</text:span>:</text:p>
          <text:list>
            <text:list-item>
              <text:p text:style-name="P84"><text:span text:style-name="Strong_20_Emphasis">Airline Action</text:span>: The airline can initiate a <text:span text:style-name="Strong_20_Emphasis">partial refund</text:span> for the cost of the canceled seat. The airline processes a refund for the missing seat's portion of the transaction.</text:p>
            </text:list-item>
            <text:list-item>
              <text:p text:style-name="P84"><text:span text:style-name="Strong_20_Emphasis">Cardholder Perspective</text:span>: You will see a partial refund for the canceled seat on your statement, which adjusts the total amount of the transaction.</text:p>
            </text:list-item>
            <text:list-item>
              <text:p text:style-name="P84"><text:span text:style-name="Strong_20_Emphasis">No Chargeback</text:span>: Since the airline is proactively refunding the amount, this does not lead to a chargeback dispute, and the issue is resolved without escalation.</text:p>
            </text:list-item>
          </text:list>
        </text:list-item>
      </text:list>
      <text:h text:style-name="Heading_20_4" text:outline-level="4"><text:span text:style-name="Strong_20_Emphasis">Scenario 2: Customer-Initiated Chargeback for One Seat</text:span></text:h>
      <text:list text:style-name="L82">
        <text:list-item>
          <text:p text:style-name="P85"><text:span text:style-name="Strong_20_Emphasis">Situation</text:span>: After the airline notifies you that one seat is unavailable, they don’t process the refund in a timely manner, or you disagree with their solution (e.g., offering travel vouchers instead of a refund). You decide to initiate a chargeback for the cost of the one seat.</text:p>
        </text:list-item>
        <text:list-item>
          <text:p text:style-name="P85"><text:span text:style-name="Strong_20_Emphasis">Mechanism</text:span>:</text:p>
          <text:list>
            <text:list-item>
              <text:p text:style-name="P85"><text:span text:style-name="Strong_20_Emphasis">Customer Action</text:span>: You contact your card issuer and file a chargeback for the portion of the payment corresponding to the canceled seat.</text:p>
            </text:list-item>
            <text:list-item>
              <text:p text:style-name="P85"><text:span text:style-name="Strong_20_Emphasis">Chargeback Process</text:span>: Even though the transaction was made in one payment, the chargeback can be processed as a <text:span text:style-name="Strong_20_Emphasis">partial chargeback</text:span>. The card issuer might request that you provide details showing the breakdown of the cost for each seat and why only one is disputed.</text:p>
            </text:list-item>
            <text:list-item>
              <text:p text:style-name="P85"><text:span text:style-name="Strong_20_Emphasis">Airline Response</text:span>: The airline may dispute the chargeback by providing evidence that the entire transaction was authorized and that they are handling the refund. If they fail to provide this evidence or delay the refund, the chargeback for the canceled seat may be successful.</text:p>
            </text:list-item>
            <text:list-item>
              <text:p text:style-name="P85"><text:span text:style-name="Strong_20_Emphasis">Outcome</text:span>: The card issuer refunds the proportional amount for the missing seat, but the rest of the transaction remains unaffected.</text:p>
            </text:list-item>
          </text:list>
        </text:list-item>
      </text:list>
      <text:h text:style-name="Heading_20_4" text:outline-level="4"><text:span text:style-name="Strong_20_Emphasis">Scenario 3: Entire Transaction Chargeback</text:span></text:h>
      <text:list text:style-name="L83">
        <text:list-item>
          <text:p text:style-name="P86"><text:span text:style-name="Strong_20_Emphasis">Situation</text:span>: You booked the seats, but the airline’s handling of the overbooking is unsatisfactory. For example, the airline fails to communicate effectively, doesn’t offer compensation, or cancels the whole booking due to the overbooking. You decide to file a chargeback for the full amount.</text:p>
        </text:list-item>
        <text:list-item>
          <text:p text:style-name="P86"><text:span text:style-name="Strong_20_Emphasis">Mechanism</text:span>:</text:p>
          <text:list>
            <text:list-item>
              <text:p text:style-name="P86"><text:span text:style-name="Strong_20_Emphasis">Customer Action</text:span>: You initiate a chargeback for the <text:span text:style-name="Strong_20_Emphasis">entire amount</text:span>, stating that the service was not fully provided (i.e., one seat was canceled, affecting the whole booking).</text:p>
            </text:list-item>
            <text:list-item>
              <text:p text:style-name="P86"><text:span text:style-name="Strong_20_Emphasis">Chargeback Process</text:span>: The card issuer will review the claim. If you can show that the overbooking materially affected your travel plans, you might win the chargeback for the entire amount. The airline would then have to refund the full transaction.</text:p>
            </text:list-item>
            <text:list-item>
              <text:p text:style-name="P86"><text:soft-page-break/><text:span text:style-name="Strong_20_Emphasis">Airline Response</text:span>: The airline can dispute the chargeback, providing evidence that three out of four seats were fulfilled and that they offered compensation for the missing seat.</text:p>
            </text:list-item>
            <text:list-item>
              <text:p text:style-name="P86"><text:span text:style-name="Strong_20_Emphasis">Outcome</text:span>: Depending on how the airline handles the dispute, either a partial or full chargeback might be approved.</text:p>
            </text:list-item>
          </text:list>
        </text:list-item>
      </text:list>
      <text:h text:style-name="Heading_20_4" text:outline-level="4"><text:span text:style-name="Strong_20_Emphasis">Scenario 4: Airline Offers Vouchers Instead of Refund</text:span></text:h>
      <text:list text:style-name="L84">
        <text:list-item>
          <text:p text:style-name="P87"><text:span text:style-name="Strong_20_Emphasis">Situation</text:span>: The airline informs you that one seat is unavailable, but instead of refunding the money, they offer a voucher for future travel. You are unsatisfied with the voucher and wish to get your money back.</text:p>
        </text:list-item>
        <text:list-item>
          <text:p text:style-name="P87"><text:span text:style-name="Strong_20_Emphasis">Mechanism</text:span>:</text:p>
          <text:list>
            <text:list-item>
              <text:p text:style-name="P87"><text:span text:style-name="Strong_20_Emphasis">Customer Action</text:span>: You initiate a <text:span text:style-name="Strong_20_Emphasis">chargeback for the unused seat</text:span> because the service (the seat) was not provided as promised. You inform the card issuer that the airline’s voucher is not an acceptable substitute for a refund.</text:p>
            </text:list-item>
            <text:list-item>
              <text:p text:style-name="P87"><text:span text:style-name="Strong_20_Emphasis">Chargeback Process</text:span>: The card issuer will investigate whether the voucher offer constitutes an acceptable resolution. If they agree with your claim that you’re entitled to a refund rather than a voucher, the chargeback may succeed.</text:p>
            </text:list-item>
            <text:list-item>
              <text:p text:style-name="P87"><text:span text:style-name="Strong_20_Emphasis">Airline Response</text:span>: The airline may argue that the voucher is equivalent to a refund or that they are following their terms and conditions. If the terms allow for voucher compensation, the airline may win the dispute.</text:p>
            </text:list-item>
            <text:list-item>
              <text:p text:style-name="P87"><text:span text:style-name="Strong_20_Emphasis">Outcome</text:span>: If the airline’s terms don’t favor them, the card issuer may approve a partial chargeback for the missing seat.</text:p>
            </text:list-item>
          </text:list>
        </text:list-item>
      </text:list>
      <text:h text:style-name="Heading_20_4" text:outline-level="4"><text:span text:style-name="Strong_20_Emphasis">Scenario 5: Airline Processes Separate Transactions</text:span></text:h>
      <text:list text:style-name="L85">
        <text:list-item>
          <text:p text:style-name="P88"><text:span text:style-name="Strong_20_Emphasis">Situation</text:span>: In some cases, although the payment appears as one transaction, the airline might have processed it as multiple internal transactions (one per seat). This can simplify refunds.</text:p>
        </text:list-item>
        <text:list-item>
          <text:p text:style-name="P88"><text:span text:style-name="Strong_20_Emphasis">Mechanism</text:span>:</text:p>
          <text:list>
            <text:list-item>
              <text:p text:style-name="P88"><text:span text:style-name="Strong_20_Emphasis">Airline Action</text:span>: If the airline processes each seat as a separate internal transaction, they can easily refund the canceled seat without affecting the rest of the booking.</text:p>
            </text:list-item>
            <text:list-item>
              <text:p text:style-name="P88"><text:span text:style-name="Strong_20_Emphasis">Customer Perspective</text:span>: You see a separate refund for the canceled seat, and no chargeback is needed.</text:p>
            </text:list-item>
            <text:list-item>
              <text:p text:style-name="P88"><text:span text:style-name="Strong_20_Emphasis">No Chargeback</text:span>: Since the refund is processed smoothly for just one seat, there’s no need to escalate to a chargeback.</text:p>
            </text:list-item>
          </text:list>
        </text:list-item>
      </text:list>
      <text:p text:style-name="P2"/>
      <text:p text:style-name="P3"/>
      <text:h text:style-name="Heading_20_4" text:outline-level="4"><text:soft-page-break/><text:span text:style-name="Strong_20_Emphasis">Mechanisms for Chargeback Handling in Such Situations</text:span></text:h>
      <text:list text:style-name="L86">
        <text:list-item>
          <text:p text:style-name="P89"><text:span text:style-name="Strong_20_Emphasis">Partial Refunds</text:span>: Many payment systems allow merchants (like airlines) to issue <text:span text:style-name="Strong_20_Emphasis">partial refunds</text:span> even when the entire booking was paid in a single transaction. Airlines typically refund the canceled portion (the one seat in this case) without affecting the rest of the booking.</text:p>
        </text:list-item>
        <text:list-item>
          <text:p text:style-name="P89"><text:span text:style-name="Strong_20_Emphasis">Partial Chargebacks</text:span>: If the airline doesn’t refund the amount, cardholders can request a <text:span text:style-name="Strong_20_Emphasis">partial chargeback</text:span>. This involves the card issuer investigating and approving a chargeback for the specific portion of the payment related to the seat that wasn’t delivered.</text:p>
        </text:list-item>
        <text:list-item>
          <text:p text:style-name="P89"><text:span text:style-name="Strong_20_Emphasis">Full Chargebacks</text:span>: In rare situations where the entire booking experience is compromised, customers can pursue a <text:span text:style-name="Strong_20_Emphasis">full chargeback</text:span>. However, this may not always be successful if part of the service (such as the other three seats) was provided.</text:p>
        </text:list-item>
        <text:list-item>
          <text:p text:style-name="P89"><text:span text:style-name="Strong_20_Emphasis">Chargeback Documentation</text:span>: To handle such chargebacks, customers should provide documentation breaking down the total payment and detailing the cost of each seat. This helps the card issuer understand how much of the transaction was related to the canceled service.</text:p>
        </text:list-item>
        <text:list-item>
          <text:p text:style-name="P89"><text:span text:style-name="Strong_20_Emphasis">Airline Terms</text:span>: The airline’s terms and conditions play a critical role. If the airline’s terms clearly state how overbooking and refunds are handled, they can use this to argue against a chargeback. However, if the airline fails to follow its own policies, the card issuer may side with the customer.</text:p>
        </text:list-item>
      </text:list>
      <text:h text:style-name="Heading_20_4" text:outline-level="4"><text:span text:style-name="Strong_20_Emphasis">Similar Situations</text:span></text:h>
      <text:list text:style-name="L87">
        <text:list-item>
          <text:p text:style-name="P90"><text:span text:style-name="Strong_20_Emphasis">Hotel Overbooking</text:span>: A similar situation can occur if you book multiple rooms at a hotel, but the hotel overbooks and can’t accommodate one or more rooms. The chargeback process follows a similar pattern: either a partial refund is issued for the unavailable rooms, or a partial chargeback is initiated by the customer.</text:p>
        </text:list-item>
        <text:list-item>
          <text:p text:style-name="P90"><text:span text:style-name="Strong_20_Emphasis">Event Tickets</text:span>: If you purchase several event tickets but later find out that one ticket is invalid or the venue overbooked, you could pursue a partial refund or chargeback for the unused ticket.</text:p>
        </text:list-item>
        <text:list-item>
          <text:p text:style-name="P90"><text:span text:style-name="Strong_20_Emphasis">Rental Car Overbooking</text:span>: If you reserve multiple cars for a group but the rental company only has some of the cars available, a partial refund or chargeback for the unavailable cars could be sought.</text:p>
        </text:list-item>
      </text:list>
      <text:p text:style-name="P2"><text:span text:style-name="Strong_20_Emphasis"/></text:p>
      <text:h text:style-name="Heading_20_3" text:outline-level="3"><text:span text:style-name="Strong_20_Emphasis">Conclusion</text:span></text:h>
      <text:p text:style-name="Text_20_body">This expanded analysis incorporates the <text:span text:style-name="Strong_20_Emphasis">additional areas</text:span> mentioned earlier, including <text:span text:style-name="Strong_20_Emphasis">ODR/ADR integration</text:span>, <text:span text:style-name="Strong_20_Emphasis">advanced fraud detection</text:span>, <text:span text:style-name="Strong_20_Emphasis">international regulatory compliance</text:span>, <text:span text:style-name="Strong_20_Emphasis">real-time fraud monitoring</text:span>, and <text:span text:style-name="Strong_20_Emphasis">merchant education</text:span>. By adopting these practices, stakeholders can significantly reduce fraud, avoid unnecessary chargebacks, and ensure smoother transaction processing, especially in high-risk or international settings.</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0de259" officeooo:paragraph-rsid="001004f4"/>
    </style:style>
    <style:style style:name="MT1" style:family="text">
      <style:text-properties fo:font-style="italic" officeooo:rsid="001004f4" style:font-style-asian="italic" style:font-style-complex="italic"/>
    </style:style>
    <style:style style:name="MT2"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a xlink:type="simple" xlink:href="https://miloskecman.online/" text:style-name="Internet_20_link" text:visited-style-name="Visited_20_Internet_20_Link"><text:span text:style-name="MT1">https://MilosKecman.online</text:span></text:a><text:span text:style-name="MT1"> :: </text:span><text:a xlink:type="simple" xlink:href="https://www.linkedin.com/in/miloš-kecman-38414853" text:style-name="Internet_20_link" text:visited-style-name="Visited_20_Internet_20_Link"><text:span text:style-name="MT2">https://www.linkedin.com/in/milo%C5%A1-kecman-38414853</text:span></text:a><text:span text:style-name="MT1"> </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9T02:03:35.309000000</meta:creation-date>
    <dc:date>2024-10-09T03:14:39.355000000</dc:date>
    <meta:editing-duration>PT50M25S</meta:editing-duration>
    <meta:editing-cycles>16</meta:editing-cycles>
    <meta:generator>LibreOffice/24.2.5.2$Windows_X86_64 LibreOffice_project/bffef4ea93e59bebbeaf7f431bb02b1a39ee8a59</meta:generator>
    <meta:document-statistic meta:table-count="0" meta:image-count="0" meta:object-count="0" meta:page-count="20" meta:paragraph-count="391" meta:word-count="5228" meta:character-count="35880" meta:non-whitespace-character-count="31275"/>
  </office:meta>
</office:document-meta>
</file>